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justify" style:justify-single-word="false"/>
    </style:style>
    <style:style style:name="P2" style:family="paragraph" style:parent-style-name="Text_20_body">
      <style:paragraph-properties fo:margin-top="0cm" fo:margin-bottom="0cm" loext:contextual-spacing="false" fo:line-height="150%" fo:text-align="start" style:justify-single-word="false"/>
    </style:style>
    <style:style style:name="P3"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4" style:family="paragraph" style:parent-style-name="Text_20_body">
      <style:paragraph-properties fo:margin-top="0cm" fo:margin-bottom="0cm" loext:contextual-spacing="false" fo:line-height="150%" fo:text-align="start" style:justify-single-word="false" fo:break-before="page"/>
    </style:style>
    <style:style style:name="P5" style:family="paragraph" style:parent-style-name="Text_20_body">
      <style:paragraph-properties fo:margin-top="0.42cm" fo:margin-bottom="0.499cm" loext:contextual-spacing="false" fo:line-height="100%" fo:break-before="page" fo:keep-with-next="always"/>
      <style:text-properties style:font-name="Albany1" fo:font-size="16pt" fo:font-weight="bold"/>
    </style:style>
    <style:style style:name="P6" style:family="paragraph" style:parent-style-name="Text_20_body">
      <style:paragraph-properties fo:margin-left="0.499cm" fo:margin-right="0cm" fo:margin-top="0cm" fo:margin-bottom="0cm" loext:contextual-spacing="false" fo:line-height="100%" fo:text-indent="0cm" style:auto-text-indent="false"/>
    </style:style>
    <style:style style:name="P7" style:family="paragraph" style:parent-style-name="Heading_20_2">
      <style:paragraph-properties fo:line-height="150%"/>
    </style:style>
    <style:style style:name="P8" style:family="paragraph" style:parent-style-name="Heading_20_2">
      <style:paragraph-properties fo:line-height="150%"/>
      <style:text-properties style:font-name="Liberation Sans" fo:font-size="12pt"/>
    </style:style>
    <style:style style:name="P9" style:family="paragraph" style:parent-style-name="Heading_20_2" style:master-page-name="HTML">
      <style:paragraph-properties fo:line-height="150%"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9" text:outline-level="2"><text:bookmark-start text:name="__RefHeading___Toc2532_1522826305"/><text:span text:style-name="T1">#278</text:span><text:bookmark-end text:name="__RefHeading___Toc2532_1522826305"/></text:h>
        <text:p text:style-name="P1"/>
        <text:p text:style-name="P3">Qual é o objetivo principal da Palavra de Deus para a igreja hoje? Purificá-la.</text:p>
        <text:p text:style-name="P1"/>
        <text:h text:style-name="P7" text:outline-level="2"><text:bookmark-start text:name="__RefHeading___Toc2534_1522826305"/><text:a xlink:type="simple" xlink:href="http://bibliaonline.com.br/acf/dt/1" text:style-name="Internet_20_link" text:visited-style-name="Visited_20_Internet_20_Link"><text:span text:style-name="T1">DEUTERONÔMIO 1</text:span></text:a><text:bookmark-end text:name="__RefHeading___Toc2534_1522826305"/></text:h>
        <text:p text:style-name="P1"/>
        <text:p text:style-name="P1"><text:span text:style-name="T1">Temos um grande livro diante de nós. "Deuteronômio" significa "a segunda lei", mas isto não quer dizer que existissem novos mandamentos. Os filhos de Israel encontram-se agora nas fronteiras da terra prometida, mas não estão dentro dela. Estão sendo lembrados de que foram trazidos até este ponto não por terem guardado os dez mandamentos dados por Moisés; mas por causa das promessas de Deus feitas a seu pai Abraão! Leia cuidadosamente </text:span><text:a xlink:type="simple" xlink:href="http://bibliaonline.com.br/acf/dt/9/4-6" text:style-name="Internet_20_link" text:visited-style-name="Visited_20_Internet_20_Link"><text:span text:style-name="T1">9:4-6</text:span></text:a><text:span text:style-name="T1"> (Ele viveu cerca de 500 anos antes de Moisés). O crente hoje não é guardado porque exista qualquer bem na maneira como ele age, mas inteiramente por causa da graça de Deus. (Lembre-se, nossas bênçãos dependem inteiramente do que Cristo fez por nós, mas nossa felicidade depende de quão obedientes somos à Palavra de Deus.) O crente hoje está também aprendendo deste livro que Deus quer encher nossos pensamentos com o céu e com a glória futura. A "terra" é mencionada cerca de 98 vezes, portanto eles eram constantemente lembrados do futuro. Existem três grandes divisões no livro. Os primeiros 11 capítulos dão as razões por quê eles deveriam obedecer a Deus! A segunda seção são os capítulos 12-29... nos dizendo o que deveriam obedecer. E em terceiro lugar, do capítulo 30 ao final do livro... as coisas que virão - as bênçãos.</text:span></text:p>
        <text:p text:style-name="P1"/>
        <text:p text:style-name="P1"><text:a xlink:type="simple" xlink:href="http://bibliaonline.com.br/acf/dt/1/1-8" text:style-name="Internet_20_link" text:visited-style-name="Visited_20_Internet_20_Link"><text:span text:style-name="T1">Dt 1:1-8</text:span></text:a><text:span text:style-name="T1"> Moisés faz uma revisão do passado, desde o tempo quando começaram a cruzar o deserto.</text:span></text:p>
        <text:p text:style-name="P1"/>
        <text:p text:style-name="P1"><text:a xlink:type="simple" xlink:href="http://bibliaonline.com.br/acf/dt/1/9-18" text:style-name="Internet_20_link" text:visited-style-name="Visited_20_Internet_20_Link"><text:span text:style-name="T1">Dt 1:9-18</text:span></text:a><text:span text:style-name="T1"> Moisés recorda a eles da ocasião quando enviaram os espias à terra para a examinarem; ao invés de confiarem em Deus. Deus havia prometido a terra a eles! Deus já a havia examinado muito tempo antes. Será que Ele não seria capaz de lhes dar a terra sem precisar que espias a examinassem?</text:span></text:p>
        <text:p text:style-name="P1"/>
        <text:p text:style-name="P1"><text:a xlink:type="simple" xlink:href="http://bibliaonline.com.br/acf/dt/1/35-46" text:style-name="Internet_20_link" text:visited-style-name="Visited_20_Internet_20_Link"><text:span text:style-name="T1">Dt 1:35-46</text:span></text:a><text:span text:style-name="T1"> E por não crerem, Deus não os havia introduzido na terra. Ele os levara de volta a vagar pelo deserto por 38 anos. Estes versículos são muito interessantes. Agora </text:span><text:soft-page-break/><text:span text:style-name="T1">os 38 anos já se passaram, e eles estão prestes a entrar na terra.</text:span></text:p>
        <text:p text:style-name="P1"/>
        <text:h text:style-name="P8" text:outline-level="2"><text:bookmark-start text:name="__RefHeading___Toc2536_1522826305"/>#279<text:bookmark-end text:name="__RefHeading___Toc2536_1522826305"/></text:h>
        <text:p text:style-name="P1"/>
        <text:p text:style-name="P3">A história da Bíblia é a história do pecado original... a doutrina da Bíblia é a doutrina de Deus eliminando o pecado para sempre.</text:p>
        <text:p text:style-name="P1"/>
        <text:h text:style-name="P7" text:outline-level="2"><text:bookmark-start text:name="__RefHeading___Toc2538_1522826305"/><text:a xlink:type="simple" xlink:href="http://bibliaonline.com.br/acf/dt/2" text:style-name="Internet_20_link" text:visited-style-name="Visited_20_Internet_20_Link"><text:span text:style-name="T1">DEUTERONÔMIO 2</text:span></text:a><text:bookmark-end text:name="__RefHeading___Toc2538_1522826305"/></text:h>
        <text:p text:style-name="P1"/>
        <text:p text:style-name="P1"><text:a xlink:type="simple" xlink:href="http://bibliaonline.com.br/acf/dt/2/1-15" text:style-name="Internet_20_link" text:visited-style-name="Visited_20_Internet_20_Link"><text:span text:style-name="T1">Dt 2:1-15</text:span></text:a><text:span text:style-name="T1"> Moisés continua a rever a jornada deles, e lhes mostra que Deus havia sido muito bom e sempre esteve perto deles por todo o caminho. Particularmente o </text:span><text:a xlink:type="simple" xlink:href="https://www.bibliaonline.com.br/acf/dt/2/7" text:style-name="Internet_20_link" text:visited-style-name="Visited_20_Internet_20_Link"><text:span text:style-name="T1">versículo 7</text:span></text:a><text:span text:style-name="T1">. Que jornada! Mas que Companheiro eles tinham para a viagem! Tudo o que aconteceu a eles foi evidência da bondade e sabedoria de Deus. Ele os estava guiando rumo ao Seu lar. Por 21 vezes Deus usa a palavra "grande" neste livro. Possamos entender também que nós crentes estamos sendo guiados dia após dia através deste mundo mau até chegarmos no lar e na glória de Deus por Seu grande poder.</text:span></text:p>
        <text:p text:style-name="P1"/>
        <text:p text:style-name="P1"><text:a xlink:type="simple" xlink:href="http://bibliaonline.com.br/acf/dt/2/16-37" text:style-name="Internet_20_link" text:visited-style-name="Visited_20_Internet_20_Link"><text:span text:style-name="T1">Dt 2:16-37</text:span></text:a><text:span text:style-name="T1"> Eles haviam chegado perto da terra e encontraram inimigos que não os deixariam passar. Mas Deus também cuidou disso. À medida que nos aproximamos do dia quando o Senhor virá nos buscar, Satanás, nosso inimigo, estará atacando como nunca fez antes. Mas possamos nós lembrar deste livro, que a única coisa que os enfraquecia era a própria desobediência deles à Palavra de Deus!</text:span></text:p>
        <text:p text:style-name="P1"/>
        <text:h text:style-name="P8" text:outline-level="2"><text:bookmark-start text:name="__RefHeading___Toc2540_1522826305"/>#280<text:bookmark-end text:name="__RefHeading___Toc2540_1522826305"/></text:h>
        <text:p text:style-name="P1"/>
        <text:p text:style-name="P3">Existe maior razão para temermos que nós não escutemos o Senhor, do que Ele não nos escute.</text:p>
        <text:p text:style-name="P1"/>
        <text:h text:style-name="P7" text:outline-level="2"><text:bookmark-start text:name="__RefHeading___Toc2542_1522826305"/><text:a xlink:type="simple" xlink:href="http://bibliaonline.com.br/acf/dt/3/1-17" text:style-name="Internet_20_link" text:visited-style-name="Visited_20_Internet_20_Link"><text:span text:style-name="T1">DEUTERONÔMIO 3, Vers. 1-17</text:span></text:a><text:bookmark-end text:name="__RefHeading___Toc2542_1522826305"/></text:h>
        <text:p text:style-name="P1"/>
        <text:p text:style-name="P1"><text:span text:style-name="T1">Pode parecer estranho que o Antigo Testamento nos fale de tantas batalhas e mortes, mas nós crentes precisamos nos lembrar de que aquelas batalhas têm um significado </text:span><text:soft-page-break/><text:span text:style-name="T1">espiritual para nós. Leia cuidadosamente </text:span><text:a xlink:type="simple" xlink:href="http://bibliaonline.com.br/acf/1co/10/11" text:style-name="Internet_20_link" text:visited-style-name="Visited_20_Internet_20_Link"><text:span text:style-name="T1">1 Co 10:11</text:span></text:a><text:span text:style-name="T1">. Deus está dizendo isto a você. Satanás nos engana quando somos descuidados, sem opinião definida, indiferentes ou mesmo desobedientes à Palavra de Deus e seus avisos. Leia Ef </text:span><text:a xlink:type="simple" xlink:href="http://bibliaonline.com.br/acf/ef/6/10-17" text:style-name="Internet_20_link" text:visited-style-name="Visited_20_Internet_20_Link"><text:span text:style-name="T1">6:10-17</text:span></text:a><text:span text:style-name="T1">, 1 Co </text:span><text:a xlink:type="simple" xlink:href="http://bibliaonline.com.br/acf/1co/9/25-27" text:style-name="Internet_20_link" text:visited-style-name="Visited_20_Internet_20_Link"><text:span text:style-name="T1">9:25-27</text:span></text:a><text:span text:style-name="T1">, </text:span><text:a xlink:type="simple" xlink:href="http://bibliaonline.com.br/acf/1tm/6/12" text:style-name="Internet_20_link" text:visited-style-name="Visited_20_Internet_20_Link"><text:span text:style-name="T1">1Tm 6:12</text:span></text:a><text:span text:style-name="T1">, </text:span><text:a xlink:type="simple" xlink:href="http://bibliaonline.com.br/acf/1tm/1/18" text:style-name="Internet_20_link" text:visited-style-name="Visited_20_Internet_20_Link"><text:span text:style-name="T1">1Tm 1:18</text:span></text:a><text:span text:style-name="T1">, </text:span><text:a xlink:type="simple" xlink:href="http://bibliaonline.com.br/acf/2tm/2/3-4" text:style-name="Internet_20_link" text:visited-style-name="Visited_20_Internet_20_Link"><text:span text:style-name="T1">2Tm 2:3-4</text:span></text:a><text:span text:style-name="T1">. Se você leva a sério o aprendizado acerca do que as batalhas do Antigo Testamento significam para você, irá ler cada uma destas cinco referências no Novo Testamento.</text:span></text:p>
        <text:p text:style-name="P1"/>
        <text:p text:style-name="P1"><text:a xlink:type="simple" xlink:href="http://bibliaonline.com.br/acf/dt/3/1-17" text:style-name="Internet_20_link" text:visited-style-name="Visited_20_Internet_20_Link"><text:span text:style-name="T1">Dt 3:1-17</text:span></text:a><text:span text:style-name="T1"> Um inimigo após outro caía diante deles. Mas eles deviam tudo a Deus... Ele os estava guiando.</text:span></text:p>
        <text:p text:style-name="P1"/>
        <text:h text:style-name="P8" text:outline-level="2"><text:bookmark-start text:name="__RefHeading___Toc2544_1522826305"/>#281<text:bookmark-end text:name="__RefHeading___Toc2544_1522826305"/></text:h>
        <text:p text:style-name="P1"/>
        <text:p text:style-name="P3">Nossa força é conhecer nossa nulidade, e ter a Ele como nosso tudo.</text:p>
        <text:p text:style-name="P1"/>
        <text:h text:style-name="P7" text:outline-level="2"><text:bookmark-start text:name="__RefHeading___Toc2546_1522826305"/><text:a xlink:type="simple" xlink:href="http://bibliaonline.com.br/acf/dt/3/18-24" text:style-name="Internet_20_link" text:visited-style-name="Visited_20_Internet_20_Link"><text:span text:style-name="T1">DEUTERONÔMIO 3, Vers. 18:24</text:span></text:a><text:bookmark-end text:name="__RefHeading___Toc2546_1522826305"/></text:h>
        <text:p text:style-name="P1"/>
        <text:p text:style-name="P1"><text:a xlink:type="simple" xlink:href="http://bibliaonline.com.br/acf/dt/3/18-20" text:style-name="Internet_20_link" text:visited-style-name="Visited_20_Internet_20_Link"><text:span text:style-name="T1">Dt 3:18-20</text:span></text:a><text:span text:style-name="T1"> Dê uma olhada outra vez em </text:span><text:a xlink:type="simple" xlink:href="https://www.bibliaonline.com.br/acf/nm/32" text:style-name="Internet_20_link" text:visited-style-name="Visited_20_Internet_20_Link"><text:span text:style-name="T1">Números 32</text:span></text:a><text:span text:style-name="T1">, para compreender a que estes 3 versículos se referem. Os homens das 2 1/2 tribos deviam seguir adiante, deixando suas esposas e filhos protegidos.</text:span></text:p>
        <text:p text:style-name="P1"/>
        <text:p text:style-name="P1"><text:a xlink:type="simple" xlink:href="http://bibliaonline.com.br/acf/dt/3/21-22" text:style-name="Internet_20_link" text:visited-style-name="Visited_20_Internet_20_Link"><text:span text:style-name="T1">Dt 3:21-22</text:span></text:a><text:span text:style-name="T1"> Josué deve se tornar o grande líder na terra, assim como Moisés havia sido no deserto. O nome "Josué" é o mesmo que "Jesus". "Josué" está em Hebraico (língua do Antigo Testamento), Jesus está em Grego, ou na língua do Novo Testamento.</text:span></text:p>
        <text:p text:style-name="P1"/>
        <text:p text:style-name="P1"><text:a xlink:type="simple" xlink:href="http://bibliaonline.com.br/acf/dt/3/23-25" text:style-name="Internet_20_link" text:visited-style-name="Visited_20_Internet_20_Link"><text:span text:style-name="T1">Dt 3:23-25</text:span></text:a><text:span text:style-name="T1"> Moisés havia rogado ao Senhor que o deixasse entrar na terra, mas...</text:span></text:p>
        <text:p text:style-name="P1"/>
        <text:p text:style-name="P1"><text:a xlink:type="simple" xlink:href="http://bibliaonline.com.br/acf/dt/3/26" text:style-name="Internet_20_link" text:visited-style-name="Visited_20_Internet_20_Link"><text:span text:style-name="T1">Dt 3:26</text:span></text:a><text:span text:style-name="T1"> Nos faz lembrar Paulo (2 Co </text:span><text:a xlink:type="simple" xlink:href="http://bibliaonline.com.br/acf/2co/12/9" text:style-name="Internet_20_link" text:visited-style-name="Visited_20_Internet_20_Link"><text:span text:style-name="T1">12:9</text:span></text:a><text:span text:style-name="T1">), que rogou que o Senhor tirasse o espinho que tinha na carne. O Senhor respondeu "minha graça te basta". Vemos a mesma palavra "basta" ou "é suficiente" aqui.</text:span></text:p>
        <text:p text:style-name="P1"/>
        <text:p text:style-name="P1"><text:a xlink:type="simple" xlink:href="http://bibliaonline.com.br/acf/dt/3/27" text:style-name="Internet_20_link" text:visited-style-name="Visited_20_Internet_20_Link"><text:span text:style-name="T1">Dt 3:27</text:span></text:a><text:span text:style-name="T1"> Todavia, o Senhor deu a Moisés algo melhor. Ele lhe deu uma visão celestial (a visão de Deus) da terra! Deus foi o Guia terrenal ao longo do deserto, agora Ele iria ser o Guia Celestial, mostrando toda a terra a Moisés. Em Mt </text:span><text:a xlink:type="simple" xlink:href="http://bibliaonline.com.br/acf/mt/17/3" text:style-name="Internet_20_link" text:visited-style-name="Visited_20_Internet_20_Link"><text:span text:style-name="T1">17:3</text:span></text:a><text:span text:style-name="T1"> lemos de Moisés no monte </text:span><text:soft-page-break/><text:span text:style-name="T1">da transfiguração estando NA TERRA. Ao nos apropriarmos disso, vemos que foi uma experiência maravilhosa, pois ele estava com o Senhor.</text:span></text:p>
        <text:p text:style-name="P1"/>
        <text:h text:style-name="P8" text:outline-level="2"><text:bookmark-start text:name="__RefHeading___Toc2548_1522826305"/>#282<text:bookmark-end text:name="__RefHeading___Toc2548_1522826305"/></text:h>
        <text:p text:style-name="P1"/>
        <text:p text:style-name="P1"><text:span text:style-name="T1">Tendo o fracasso atrás de nós, a fraqueza entre nós, e corrupção em todo o redor, precisamos de um novo senso da glória do Senhor, do poder do Senhor, das riquezas do Senhor, do amor do Senhor; e com o Senhor diante de nós, seguimos adiante "na força do Seu poder". Ef </text:span><text:a xlink:type="simple" xlink:href="http://bibliaonline.com.br/acf/ef/1/18-20" text:style-name="Internet_20_link" text:visited-style-name="Visited_20_Internet_20_Link"><text:span text:style-name="T1">1:18 a 20</text:span></text:a><text:span text:style-name="T1">.</text:span></text:p>
        <text:p text:style-name="P1"/>
        <text:h text:style-name="P7" text:outline-level="2"><text:bookmark-start text:name="__RefHeading___Toc2550_1522826305"/><text:a xlink:type="simple" xlink:href="http://bibliaonline.com.br/acf/dt/4" text:style-name="Internet_20_link" text:visited-style-name="Visited_20_Internet_20_Link"><text:span text:style-name="T1">DEUTERONÔMIO 4</text:span></text:a><text:bookmark-end text:name="__RefHeading___Toc2550_1522826305"/></text:h>
        <text:p text:style-name="P1"/>
        <text:p text:style-name="P1"><text:span text:style-name="T1">Lindo capítulo. Um grande encorajamento e um grande aviso. Repare particularmente no </text:span><text:a xlink:type="simple" xlink:href="https://www.bibliaonline.com.br/acf/dt/4/2" text:style-name="Internet_20_link" text:visited-style-name="Visited_20_Internet_20_Link"><text:span text:style-name="T1">versículo 2</text:span></text:a><text:span text:style-name="T1">. Que coisa maravilhosa era para esta nação ter seu próprio Deus no céu! (</text:span><text:a xlink:type="simple" xlink:href="https://www.bibliaonline.com.br/acf/dt/4/7" text:style-name="Internet_20_link" text:visited-style-name="Visited_20_Internet_20_Link"><text:span text:style-name="T1">vers. 7</text:span></text:a><text:span text:style-name="T1">). Todas as palavras que Ele havia dado a eles deviam ser atendidas. Nada era para ser acrescentado ou tirado delas. Leia estes versículos cuidadosamente, pois eles podem ser aplicados a nós em um sentido espiritual. Se eles se voltassem à idolatria (outros deuses) iriam perder suas bênçãos. (Nós crentes podemos perder nossa alegria e paz, mas nunca podemos perder nossas bênçãos!)</text:span></text:p>
        <text:p text:style-name="P1"/>
        <text:p text:style-name="P1"><text:a xlink:type="simple" xlink:href="http://bibliaonline.com.br/acf/dt/4/1-13" text:style-name="Internet_20_link" text:visited-style-name="Visited_20_Internet_20_Link"><text:span text:style-name="T1">Dt 4:1-13</text:span></text:a><text:span text:style-name="T1"> Uma revisão dos caminhos de Deus com eles no passado.</text:span></text:p>
        <text:p text:style-name="P1"/>
        <text:p text:style-name="P1"><text:a xlink:type="simple" xlink:href="http://bibliaonline.com.br/acf/dt/4/14-24" text:style-name="Internet_20_link" text:visited-style-name="Visited_20_Internet_20_Link"><text:span text:style-name="T1">Dt 4:14-24</text:span></text:a><text:span text:style-name="T1"> Avisos contra ídolos ou imagens.</text:span></text:p>
        <text:p text:style-name="P1"/>
        <text:p text:style-name="P1"><text:a xlink:type="simple" xlink:href="http://bibliaonline.com.br/acf/dt/4/25-49" text:style-name="Internet_20_link" text:visited-style-name="Visited_20_Internet_20_Link"><text:span text:style-name="T1">Dt 4:25-49</text:span></text:a><text:span text:style-name="T1"> Seu futuro, com encorajamentos e avisos.</text:span></text:p>
        <text:p text:style-name="P1"/>
        <text:h text:style-name="P8" text:outline-level="2"><text:bookmark-start text:name="__RefHeading___Toc2552_1522826305"/>#283<text:bookmark-end text:name="__RefHeading___Toc2552_1522826305"/></text:h>
        <text:p text:style-name="P1"/>
        <text:p text:style-name="P3">Não existe fracasso que possa romper o elo de fé com o poder de Deus.</text:p>
        <text:p text:style-name="P1"/>
        <text:h text:style-name="P7" text:outline-level="2"><text:bookmark-start text:name="__RefHeading___Toc2554_1522826305"/><text:a xlink:type="simple" xlink:href="http://bibliaonline.com.br/acf/dt/5" text:style-name="Internet_20_link" text:visited-style-name="Visited_20_Internet_20_Link"><text:span text:style-name="T1">DEUTERONÔMIO 5</text:span></text:a><text:bookmark-end text:name="__RefHeading___Toc2554_1522826305"/></text:h>
        <text:p text:style-name="P1"/>
        <text:p text:style-name="P3"><text:soft-page-break/>Começando com este capítulo, e prosseguindo até o final do capítulo 11, ouvimos Deus falar a Israel de um modo mais próximo, mais íntimo. Nos primeiros quatro capítulos, Israel é visto estando no deserto. Estes sete capítulos são de Israel já na entrada da terra da promessa.</text:p>
        <text:p text:style-name="P1"/>
        <text:p text:style-name="P1"><text:a xlink:type="simple" xlink:href="http://bibliaonline.com.br/acf/dt/5/1-5" text:style-name="Internet_20_link" text:visited-style-name="Visited_20_Internet_20_Link"><text:span text:style-name="T1">Dt 5:1-5</text:span></text:a><text:span text:style-name="T1"> Moisés lhes recorda que Deus havia falado a eles de cima do monte em Horebe (ou Sinai) quando deu os dez mandamentos. Não confunda esta com a outra vez que Ele falou na terra de Moabe, (iremos ler isto mais tarde).</text:span></text:p>
        <text:p text:style-name="P1"/>
        <text:p text:style-name="P1"><text:a xlink:type="simple" xlink:href="http://bibliaonline.com.br/acf/dt/5/6-21" text:style-name="Internet_20_link" text:visited-style-name="Visited_20_Internet_20_Link"><text:span text:style-name="T1">Dt 5:6-21</text:span></text:a><text:span text:style-name="T1"> Muitos acham que esta parte é apenas uma repetição dos dez mandamentos em Êx </text:span><text:a xlink:type="simple" xlink:href="http://bibliaonline.com.br/acf/ex/20/2-17" text:style-name="Internet_20_link" text:visited-style-name="Visited_20_Internet_20_Link"><text:span text:style-name="T1">20:2-17</text:span></text:a><text:span text:style-name="T1">. Deus tem um propósito. Em Deuteronômio Ele apresenta as razões por quê eles deveriam obedecer os mandamentos. Compare esta parte com Êxodo, </text:span><text:a xlink:type="simple" xlink:href="https://www.bibliaonline.com.br/acf/ex/20" text:style-name="Internet_20_link" text:visited-style-name="Visited_20_Internet_20_Link"><text:span text:style-name="T1">capítulo 20</text:span></text:a><text:span text:style-name="T1">. Você verá que o Sábado é detalhado aqui. A guarda do Sábado era algo que ninguém poderia conhecer a menos que Deus houvesse dito. Muito embora as pessoas tenham, naturalmente, pelo menos um conhecimento parcial dos outros mandamentos - por exemplo roubar. O Sábado levou as pessoas para perto de Deus. (Ele nos lembra da obra do Senhor Jesus, e do descanso que Deus agora tem em Cristo. Cristo é o Sábado ou descanso de Deus). Para Israel o Sábado se cumprirá no milênio. (Por causa da incredulidade eles perderam essa terra de descanso). </text:span></text:p>
        <text:p text:style-name="P1"/>
        <text:p text:style-name="P1"><text:span text:style-name="T1">Nós crentes pertencemos a Cristo, e à nova criação. Somos novas criaturas - </text:span><text:a xlink:type="simple" xlink:href="http://bibliaonline.com.br/acf/2co/5/17" text:style-name="Internet_20_link" text:visited-style-name="Visited_20_Internet_20_Link"><text:span text:style-name="T1">2 Co 5:17</text:span></text:a><text:span text:style-name="T1">. Maravilha. Assim quando o Cristianismo começou, o primeiro dia da semana, o dia do Senhor, passou a ser um dia importante, e não o Sábado. O Senhor Jesus esteve morto todo o dia de Sábado. Mas há algo mais. O Sábado é o sétimo dia. O dia seguinte, o oitavo, é o dia do Senhor, o Domingo, o primeiro dia da nova ordem de coisas (</text:span><text:a xlink:type="simple" xlink:href="http://bibliaonline.com.br/acf/atos/20/7" text:style-name="Internet_20_link" text:visited-style-name="Visited_20_Internet_20_Link"><text:span text:style-name="T1">At 20:7</text:span></text:a><text:span text:style-name="T1">). Este nunca irá terminar. Não existe um nono dia.</text:span></text:p>
        <text:p text:style-name="P1"/>
        <text:p text:style-name="P1"><text:a xlink:type="simple" xlink:href="http://bibliaonline.com.br/acf/dt/5/22" text:style-name="Internet_20_link" text:visited-style-name="Visited_20_Internet_20_Link"><text:span text:style-name="T1">Dt 5:22</text:span></text:a><text:span text:style-name="T1"> Estas palavras foram da maior importância para aquelas pessoas naquela ocasião.</text:span></text:p>
        <text:p text:style-name="P1"/>
        <text:p text:style-name="P1"><text:a xlink:type="simple" xlink:href="http://bibliaonline.com.br/acf/dt/5/23-28" text:style-name="Internet_20_link" text:visited-style-name="Visited_20_Internet_20_Link"><text:span text:style-name="T1">Dt 5:23-28</text:span></text:a><text:span text:style-name="T1"> Eles temeram grandemente quando ouviram e viram os trovões e relâmpagos - </text:span><text:a xlink:type="simple" xlink:href="http://bibliaonline.com.br/acf/hb/12/18-21" text:style-name="Internet_20_link" text:visited-style-name="Visited_20_Internet_20_Link"><text:span text:style-name="T1">Hb 12:18-21</text:span></text:a><text:span text:style-name="T1">.</text:span></text:p>
        <text:p text:style-name="P1"/>
        <text:p text:style-name="P1"><text:a xlink:type="simple" xlink:href="http://bibliaonline.com.br/acf/dt/5/29" text:style-name="Internet_20_link" text:visited-style-name="Visited_20_Internet_20_Link"><text:span text:style-name="T1">Dt 5:29</text:span></text:a><text:span text:style-name="T1"> Maravilhoso versículo. Deus expondo o Seu coração de amor para com o povo.</text:span></text:p>
        <text:p text:style-name="P1"/>
        <text:p text:style-name="P1"><text:soft-page-break/><text:a xlink:type="simple" xlink:href="http://bibliaonline.com.br/acf/dt/5/29-33" text:style-name="Internet_20_link" text:visited-style-name="Visited_20_Internet_20_Link"><text:span text:style-name="T1">Dt 5:29-33</text:span></text:a><text:span text:style-name="T1"> Podemos sentir como Deus desejou que o povo deixasse que Ele derramasse toda a Sua bondade e bênçãos para eles. Acaso eles deixaram? Não. Acaso deixamos que Ele derrame a paz e o gozo sobre nós?</text:span></text:p>
        <text:p text:style-name="P1"/>
        <text:h text:style-name="P8" text:outline-level="2"><text:bookmark-start text:name="__RefHeading___Toc2556_1522826305"/>#284<text:bookmark-end text:name="__RefHeading___Toc2556_1522826305"/></text:h>
        <text:p text:style-name="P1"/>
        <text:p text:style-name="P3">Se for uma questão de fraqueza ou enfermidade, Jesus nos conforta... mas Ele nunca sente pena da carne.</text:p>
        <text:p text:style-name="P1"/>
        <text:h text:style-name="P7" text:outline-level="2"><text:bookmark-start text:name="__RefHeading___Toc2558_1522826305"/><text:a xlink:type="simple" xlink:href="http://bibliaonline.com.br/acf/dt/6" text:style-name="Internet_20_link" text:visited-style-name="Visited_20_Internet_20_Link"><text:span text:style-name="T1">DEUTERONÔMIO 6</text:span></text:a><text:bookmark-end text:name="__RefHeading___Toc2558_1522826305"/></text:h>
        <text:p text:style-name="P1"/>
        <text:p text:style-name="P1"><text:a xlink:type="simple" xlink:href="https://www.bibliaonline.com.br/acf/dt/6/13,16" text:style-name="Internet_20_link" text:visited-style-name="Visited_20_Internet_20_Link"><text:span text:style-name="T1">Dt 6:13 e 16</text:span></text:a><text:span text:style-name="T1"> Um capítulo também importante... no qual descobrimos as palavras que o Senhor Jesus disse a Satanás quando estava sendo tentado por este - </text:span><text:a xlink:type="simple" xlink:href="http://bibliaonline.com.br/acf/mt/4/" text:style-name="Internet_20_link" text:visited-style-name="Visited_20_Internet_20_Link"><text:span text:style-name="T1">Mt 4</text:span></text:a><text:span text:style-name="T1">.</text:span></text:p>
        <text:p text:style-name="P1"/>
        <text:p text:style-name="P1"><text:a xlink:type="simple" xlink:href="http://bibliaonline.com.br/acf/dt/6/4-19" text:style-name="Internet_20_link" text:visited-style-name="Visited_20_Internet_20_Link"><text:span text:style-name="T1">Dt 6:4-19</text:span></text:a><text:span text:style-name="T1"> Isto nos leva para diante do próprio Deus. E é esta uma das maiores razões por quê as pessoas deveriam obedecer ao Senhor. Leia cuidadosamente esta terna súplica de Deus para com Seu povo. Ele queria abençoá-los! Havia muitos deuses falsos nos países ao redor de Israel. O povo que havia morado nesta terra era o povo mais idólatra. (veja </text:span><text:a xlink:type="simple" xlink:href="http://bibliaonline.com.br/acf/dt/9/5" text:style-name="Internet_20_link" text:visited-style-name="Visited_20_Internet_20_Link"><text:span text:style-name="T1">9:5</text:span></text:a><text:span text:style-name="T1">). Portanto os filhos de Israel tinham a maravilhosa oportunidade de mostrar a todos os outros que eles tinham o único e verdadeiro Deus.</text:span></text:p>
        <text:p text:style-name="P1"/>
        <text:p text:style-name="P1"><text:a xlink:type="simple" xlink:href="http://bibliaonline.com.br/acf/dt/6/5" text:style-name="Internet_20_link" text:visited-style-name="Visited_20_Internet_20_Link"><text:span text:style-name="T1">Dt 6:5</text:span></text:a><text:span text:style-name="T1"> Repare que é espírito (coração), alma e corpo (poder).</text:span></text:p>
        <text:p text:style-name="P1"/>
        <text:p text:style-name="P1"><text:a xlink:type="simple" xlink:href="http://bibliaonline.com.br/acf/dt/6/7" text:style-name="Internet_20_link" text:visited-style-name="Visited_20_Internet_20_Link"><text:span text:style-name="T1">Dt 6:7</text:span></text:a><text:span text:style-name="T1"> Que maneira maravilhosa de criar nossos filhos.</text:span></text:p>
        <text:p text:style-name="P1"/>
        <text:p text:style-name="P1"><text:a xlink:type="simple" xlink:href="http://bibliaonline.com.br/acf/dt/6/16" text:style-name="Internet_20_link" text:visited-style-name="Visited_20_Internet_20_Link"><text:span text:style-name="T1">Dt 6:16</text:span></text:a><text:span text:style-name="T1"> Tentar a Deus é duvidar dEle. Às vezes somos culpados disso. A pessoa que crê em Deus, é alguém calmo e pacífico em todas as circunstâncias!</text:span></text:p>
        <text:p text:style-name="P1"/>
        <text:p text:style-name="P1"><text:a xlink:type="simple" xlink:href="http://bibliaonline.com.br/acf/dt/6/20-25" text:style-name="Internet_20_link" text:visited-style-name="Visited_20_Internet_20_Link"><text:span text:style-name="T1">Dt 6:20-</text:span></text:a><text:span text:style-name="T1">final Pais, leiam cuidadosamente. Será que nossos filhos estão ouvindo a Palavra de Deus de nossos lábios?</text:span></text:p>
        <text:p text:style-name="P1"/>
        <text:p text:style-name="P1"><text:span text:style-name="T1">Resumo. Apesar de todo o terno esforço de Deus para com eles, eles fracassaram. Leia em </text:span><text:a xlink:type="simple" xlink:href="http://bibliaonline.com.br/acf/dt/26/4" text:style-name="Internet_20_link" text:visited-style-name="Visited_20_Internet_20_Link"><text:span text:style-name="T1">29:4</text:span></text:a><text:span text:style-name="T1"> o que eles perderam. Não por não terem mantido os sacrifícios (eles os </text:span><text:soft-page-break/><text:span text:style-name="T1">mantiveram), mas por que mesmo os mantendo, eles não estavam fazendo isso por amor a Deus, mas achando que apenas por isso iriam ser considerados justos. (Leia Is </text:span><text:a xlink:type="simple" xlink:href="http://bibliaonline.com.br/acf/is/1/10-20" text:style-name="Internet_20_link" text:visited-style-name="Visited_20_Internet_20_Link"><text:span text:style-name="T1">1:10-20</text:span></text:a><text:span text:style-name="T1">).</text:span></text:p>
        <text:p text:style-name="P1"/>
        <text:h text:style-name="P8" text:outline-level="2"><text:bookmark-start text:name="__RefHeading___Toc2560_1522826305"/>#285<text:bookmark-end text:name="__RefHeading___Toc2560_1522826305"/></text:h>
        <text:p text:style-name="P1"/>
        <text:p text:style-name="P3">A completa fraqueza me pertence, Senhor;</text:p>
        <text:p text:style-name="P3">A perfeita força, de Ti vem com valor,</text:p>
        <text:p text:style-name="P3">Portanto nada sou, sei dizer... </text:p>
        <text:p text:style-name="P3">É Tua plenitude que supre meu ser.</text:p>
        <text:p text:style-name="P1"/>
        <text:h text:style-name="P7" text:outline-level="2"><text:bookmark-start text:name="__RefHeading___Toc2562_1522826305"/><text:a xlink:type="simple" xlink:href="http://bibliaonline.com.br/acf/dt/7" text:style-name="Internet_20_link" text:visited-style-name="Visited_20_Internet_20_Link"><text:span text:style-name="T1">DEUTERONÔMIO 7</text:span></text:a><text:bookmark-end text:name="__RefHeading___Toc2562_1522826305"/></text:h>
        <text:p text:style-name="P1"/>
        <text:p text:style-name="P1"><text:span text:style-name="T1">O povo de Deus deve se afastar do povo da terra. Não era para eles conservarem nenhum de seus hábitos imundos. Eles deviam destruir completamente seus deuses (</text:span><text:a xlink:type="simple" xlink:href="http://bibliaonline.com.br/acf/dt/9/5" text:style-name="Internet_20_link" text:visited-style-name="Visited_20_Internet_20_Link"><text:span text:style-name="T1">9:5</text:span></text:a><text:span text:style-name="T1">), e deviam desfrutar de Deus! (Leia o que Deus diz de alguns crentes - 1 Ts </text:span><text:a xlink:type="simple" xlink:href="http://bibliaonline.com.br/acf/1ts/1/9" text:style-name="Internet_20_link" text:visited-style-name="Visited_20_Internet_20_Link"><text:span text:style-name="T1">1:9</text:span></text:a><text:span text:style-name="T1">).</text:span></text:p>
        <text:p text:style-name="P1"/>
        <text:p text:style-name="P1"><text:a xlink:type="simple" xlink:href="http://bibliaonline.com.br/acf/dt/7/1" text:style-name="Internet_20_link" text:visited-style-name="Visited_20_Internet_20_Link"><text:span text:style-name="T1">Dt 7:1</text:span></text:a><text:span text:style-name="T1"> Deus iria ser o poder. (Nós crentes não temos poder de nós mesmos, mas somos fortes em Cristo quando somos obedientes - </text:span><text:a xlink:type="simple" xlink:href="http://bibliaonline.com.br/acf/fp/4/13" text:style-name="Internet_20_link" text:visited-style-name="Visited_20_Internet_20_Link"><text:span text:style-name="T1">Fp 4:13</text:span></text:a><text:span text:style-name="T1">).</text:span></text:p>
        <text:p text:style-name="P1"/>
        <text:p text:style-name="P1"><text:a xlink:type="simple" xlink:href="http://bibliaonline.com.br/acf/dt/7/2-8" text:style-name="Internet_20_link" text:visited-style-name="Visited_20_Internet_20_Link"><text:span text:style-name="T1">Dt 7:2-8</text:span></text:a><text:span text:style-name="T1"> Era para haver uma total separação daquelas nações. Deus era para ser o deleite deles. (Hoje nós crentes devemos estar igualmente separados deste mundo. Cristo é nosso deleite. Veja o que Paulo dizia, em </text:span><text:a xlink:type="simple" xlink:href="http://bibliaonline.com.br/acf/fp/1/21" text:style-name="Internet_20_link" text:visited-style-name="Visited_20_Internet_20_Link"><text:span text:style-name="T1">Fp 1:21</text:span></text:a><text:span text:style-name="T1">).</text:span></text:p>
        <text:p text:style-name="P1"/>
        <text:p text:style-name="P1"><text:a xlink:type="simple" xlink:href="http://bibliaonline.com.br/acf/dt/7/9" text:style-name="Internet_20_link" text:visited-style-name="Visited_20_Internet_20_Link"><text:span text:style-name="T1">Dt 7:9</text:span></text:a><text:span text:style-name="T1"> Que tipo de Deus é Ele? Abra em </text:span><text:a xlink:type="simple" xlink:href="http://bibliaonline.com.br/acf/sl/119/138" text:style-name="Internet_20_link" text:visited-style-name="Visited_20_Internet_20_Link"><text:span text:style-name="T1">Sl 119:138</text:span></text:a><text:span text:style-name="T1"> e descobrirá que a Palavra de Deus é descrita usando esta mesma palavra. Você pode ver que palavra é? Agora abra o Novo Testamento - </text:span><text:a xlink:type="simple" xlink:href="http://bibliaonline.com.br/acf/2tm/2/13" text:style-name="Internet_20_link" text:visited-style-name="Visited_20_Internet_20_Link"><text:span text:style-name="T1">2Tm 2:13</text:span></text:a><text:span text:style-name="T1">. Mesmo quando não cremos, Ele permanece...</text:span></text:p>
        <text:p text:style-name="P1"/>
        <text:p text:style-name="P1"><text:a xlink:type="simple" xlink:href="http://bibliaonline.com.br/acf/dt/7/12-24" text:style-name="Internet_20_link" text:visited-style-name="Visited_20_Internet_20_Link"><text:span text:style-name="T1">Dt 7:12-24</text:span></text:a><text:span text:style-name="T1"> Que bênçãos!</text:span></text:p>
        <text:p text:style-name="P1"/>
        <text:p text:style-name="P1"><text:a xlink:type="simple" xlink:href="http://bibliaonline.com.br/acf/dt/7/25-26" text:style-name="Internet_20_link" text:visited-style-name="Visited_20_Internet_20_Link"><text:span text:style-name="T1">Dt 7:25-26</text:span></text:a><text:span text:style-name="T1"> Que avisos!</text:span></text:p>
        <text:p text:style-name="P1"/>
        <text:h text:style-name="P8" text:outline-level="2"><text:bookmark-start text:name="__RefHeading___Toc2564_1522826305"/><text:soft-page-break/>#286<text:bookmark-end text:name="__RefHeading___Toc2564_1522826305"/></text:h>
        <text:p text:style-name="P1"/>
        <text:p text:style-name="P3">Nas coisas espirituais o declínio é lento.</text:p>
        <text:p text:style-name="P1"/>
        <text:h text:style-name="P7" text:outline-level="2"><text:bookmark-start text:name="__RefHeading___Toc2566_1522826305"/><text:a xlink:type="simple" xlink:href="http://bibliaonline.com.br/acf/dt/8" text:style-name="Internet_20_link" text:visited-style-name="Visited_20_Internet_20_Link"><text:span text:style-name="T1">DEUTERONÔMIO 8</text:span></text:a><text:bookmark-end text:name="__RefHeading___Toc2566_1522826305"/></text:h>
        <text:p text:style-name="P1"/>
        <text:p text:style-name="P3">Um capítulo sobre obediência. Um crente obediente nos dias de hoje é uma pessoa feliz.</text:p>
        <text:p text:style-name="P1"/>
        <text:p text:style-name="P1"><text:a xlink:type="simple" xlink:href="http://bibliaonline.com.br/acf/dt/8/1" text:style-name="Internet_20_link" text:visited-style-name="Visited_20_Internet_20_Link"><text:span text:style-name="T1">Dt 8:1</text:span></text:a><text:span text:style-name="T1"> Tudo o que tinham que fazer era obedecer! Nós também.</text:span></text:p>
        <text:p text:style-name="P1"/>
        <text:p text:style-name="P1"><text:a xlink:type="simple" xlink:href="http://bibliaonline.com.br/acf/dt/8/2-9" text:style-name="Internet_20_link" text:visited-style-name="Visited_20_Internet_20_Link"><text:span text:style-name="T1">Dt 8:2-9</text:span></text:a><text:span text:style-name="T1"> Deus sempre quer abençoar o Seu povo, seja ele Israel nos dias passados, ou os crentes hoje. Leia </text:span><text:a xlink:type="simple" xlink:href="http://bibliaonline.com.br/acf/hb/10/35" text:style-name="Internet_20_link" text:visited-style-name="Visited_20_Internet_20_Link"><text:span text:style-name="T1">Hb 10:35</text:span></text:a><text:span text:style-name="T1"> antes de seguir lendo. Aqui estão algumas das razões por que Deus fez o que fez. (Podemos também aplicar isso para nós, mas de um modo espiritual).</text:span></text:p>
        <text:p text:style-name="P1"/>
        <text:p text:style-name="P1"><text:a xlink:type="simple" xlink:href="http://bibliaonline.com.br/acf/dt/8/2" text:style-name="Internet_20_link" text:visited-style-name="Visited_20_Internet_20_Link"><text:span text:style-name="T1">Dt 8:2</text:span></text:a><text:span text:style-name="T1"> Eles atravessaram o deserto por duas razões. (1) Para serem humilhados. (2) Para que fosse colocado para fora o que havia em seus corações. Nós crentes estamos neste mundo por estas duas razões também.</text:span></text:p>
        <text:p text:style-name="P1"/>
        <text:p text:style-name="P1"><text:a xlink:type="simple" xlink:href="http://bibliaonline.com.br/acf/dt/8/3-4" text:style-name="Internet_20_link" text:visited-style-name="Visited_20_Internet_20_Link"><text:span text:style-name="T1">Dt 8:3-4</text:span></text:a><text:span text:style-name="T1"> Outra razão. Para que pudessem vir a conhecer Deus! Também em nosso caso.</text:span></text:p>
        <text:p text:style-name="P1"/>
        <text:p text:style-name="P1"><text:a xlink:type="simple" xlink:href="http://bibliaonline.com.br/acf/dt/8/3" text:style-name="Internet_20_link" text:visited-style-name="Visited_20_Internet_20_Link"><text:span text:style-name="T1">Dt 8:3</text:span></text:a><text:span text:style-name="T1"> Foi deste capítulo que o Senhor Jesus tomou Sua citação para responder a Satanás - </text:span><text:a xlink:type="simple" xlink:href="http://bibliaonline.com.br/acf/mt/4/" text:style-name="Internet_20_link" text:visited-style-name="Visited_20_Internet_20_Link"><text:span text:style-name="T1">Mt 4</text:span></text:a><text:span text:style-name="T1">.</text:span></text:p>
        <text:p text:style-name="P1"/>
        <text:p text:style-name="P1"><text:a xlink:type="simple" xlink:href="http://bibliaonline.com.br/acf/dt/8/5-6" text:style-name="Internet_20_link" text:visited-style-name="Visited_20_Internet_20_Link"><text:span text:style-name="T1">Dt 8:5-6</text:span></text:a><text:span text:style-name="T1"> Eles estavam intimamente ligados a Deus. Eles precisavam aprender que era como a relação entre pai e filho. </text:span><text:a xlink:type="simple" xlink:href="http://bibliaonline.com.br/acf/hb/12/5-13" text:style-name="Internet_20_link" text:visited-style-name="Visited_20_Internet_20_Link"><text:span text:style-name="T1">Hb 12:5-13</text:span></text:a><text:span text:style-name="T1"> dá ao crente o tempo de treinamento.</text:span></text:p>
        <text:p text:style-name="P1"/>
        <text:p text:style-name="P1"><text:a xlink:type="simple" xlink:href="http://bibliaonline.com.br/acf/dt/8/7-9" text:style-name="Internet_20_link" text:visited-style-name="Visited_20_Internet_20_Link"><text:span text:style-name="T1">Dt 8:7-9</text:span></text:a><text:span text:style-name="T1"> A terra da promessa - sua meta.</text:span></text:p>
        <text:p text:style-name="P1"/>
        <text:p text:style-name="P1"><text:a xlink:type="simple" xlink:href="http://bibliaonline.com.br/acf/dt/8/10-20" text:style-name="Internet_20_link" text:visited-style-name="Visited_20_Internet_20_Link"><text:span text:style-name="T1">Dt 8:10-20</text:span></text:a><text:span text:style-name="T1"> Os avisos. Por que Deus iria usar mais versículos para dar avisos do que usou para as promessas? Por causa de seus corações (e dos nossos). Com freqüência o mundo nos atrai de volta.</text:span></text:p>
        <text:p text:style-name="P1"/>
        <text:h text:style-name="P8" text:outline-level="2"><text:bookmark-start text:name="__RefHeading___Toc2568_1522826305"/><text:soft-page-break/>#287<text:bookmark-end text:name="__RefHeading___Toc2568_1522826305"/></text:h>
        <text:p text:style-name="P1"/>
        <text:p text:style-name="P3">Nada nos humilha mais do que a obediência.</text:p>
        <text:p text:style-name="P1"/>
        <text:h text:style-name="P7" text:outline-level="2"><text:bookmark-start text:name="__RefHeading___Toc2570_1522826305"/><text:a xlink:type="simple" xlink:href="http://bibliaonline.com.br/acf/dt/9" text:style-name="Internet_20_link" text:visited-style-name="Visited_20_Internet_20_Link"><text:span text:style-name="T1">DEUTERONÔMIO 9</text:span></text:a><text:bookmark-end text:name="__RefHeading___Toc2570_1522826305"/></text:h>
        <text:p text:style-name="P1"/>
        <text:p text:style-name="P1"><text:a xlink:type="simple" xlink:href="http://bibliaonline.com.br/acf/dt/9/1-6" text:style-name="Internet_20_link" text:visited-style-name="Visited_20_Internet_20_Link"><text:span text:style-name="T1">Dt 9:1-6</text:span></text:a><text:span text:style-name="T1"> Algo novo para aprender - a terra para a qual se dirigiam era uma terra onde as pessoas eram muito mais poderosas que Israel. Como então eles poderiam vencê-los? Somente por Deus. O que importava o quão forte era o inimigo? </text:span><text:a xlink:type="simple" xlink:href="http://bibliaonline.com.br/acf/rm/8/31" text:style-name="Internet_20_link" text:visited-style-name="Visited_20_Internet_20_Link"><text:span text:style-name="T1">Rm 8:31</text:span></text:a><text:span text:style-name="T1">.</text:span></text:p>
        <text:p text:style-name="P1"/>
        <text:p text:style-name="P1"><text:a xlink:type="simple" xlink:href="http://bibliaonline.com.br/acf/dt/9/4-6" text:style-name="Internet_20_link" text:visited-style-name="Visited_20_Internet_20_Link"><text:span text:style-name="T1">Dt 9:4-6</text:span></text:a><text:span text:style-name="T1"> Lembre-se da diferença entre as promessas feitas a Abraão (</text:span><text:a xlink:type="simple" xlink:href="http://bibliaonline.com.br/acf/gn/15/18" text:style-name="Internet_20_link" text:visited-style-name="Visited_20_Internet_20_Link"><text:span text:style-name="T1">Gn 15:18</text:span></text:a><text:span text:style-name="T1">) e o acordo que Deus fez com Israel (</text:span><text:a xlink:type="simple" xlink:href="http://bibliaonline.com.br/acf/ex/19/5-8" text:style-name="Internet_20_link" text:visited-style-name="Visited_20_Internet_20_Link"><text:span text:style-name="T1">Ex 19:5-8</text:span></text:a><text:span text:style-name="T1">). As primeiras eram incondicionais, o segundo dependia de Israel obedecer. Portanto estes versículos servem para lembrá-los de que não estão conseguindo a terra por causa do segundo, mas por causa das primeiras!</text:span></text:p>
        <text:p text:style-name="P1"/>
        <text:p text:style-name="P1"><text:a xlink:type="simple" xlink:href="http://bibliaonline.com.br/acf/dt/9/7-29" text:style-name="Internet_20_link" text:visited-style-name="Visited_20_Internet_20_Link"><text:span text:style-name="T1">Dt 9:7-29</text:span></text:a><text:span text:style-name="T1"> Mais uma vez Deus usa mais versículos para avisar.</text:span></text:p>
        <text:p text:style-name="P1"/>
        <text:p text:style-name="P1"><text:a xlink:type="simple" xlink:href="http://bibliaonline.com.br/acf/dt/9/24" text:style-name="Internet_20_link" text:visited-style-name="Visited_20_Internet_20_Link"><text:span text:style-name="T1">Dt 9:24</text:span></text:a><text:span text:style-name="T1"> Simplesmente a história deles. Deus precisa lembrá-los do quão maus eles eram. A menos que enxerguemos o quão maus somos por natureza, nunca entendemos que é só por meio de Cristo que vivemos. Há poder em nossa vida quando aprendemos isto.</text:span></text:p>
        <text:p text:style-name="P1"/>
        <text:p text:style-name="P1"><text:a xlink:type="simple" xlink:href="http://bibliaonline.com.br/acf/dt/9/25-29" text:style-name="Internet_20_link" text:visited-style-name="Visited_20_Internet_20_Link"><text:span text:style-name="T1">Dt 9:25-29</text:span></text:a><text:span text:style-name="T1"> Que oração maravilhosa feita por Moisés! Ele tinha orado por 40 anos para que Deus não os destruísse no começo de sua jornada. Agora ele precisa orar outra vez por eles. Repare que ele relembra a primeira promessa incondicional feita a Abraão! É importante ler este capítulo cuidadosamente.</text:span></text:p>
        <text:p text:style-name="P1"/>
        <text:h text:style-name="P8" text:outline-level="2"><text:bookmark-start text:name="__RefHeading___Toc2572_1522826305"/>#288<text:bookmark-end text:name="__RefHeading___Toc2572_1522826305"/></text:h>
        <text:p text:style-name="P1"/>
        <text:p text:style-name="P1"><text:span text:style-name="T1">A força que destruiu o poder de Satanás foi a fraqueza da morte ("Porque, ainda que foi crucificado por fraqueza" </text:span><text:a xlink:type="simple" xlink:href="http://bibliaonline.com.br/acf/2co/13/4" text:style-name="Internet_20_link" text:visited-style-name="Visited_20_Internet_20_Link"><text:span text:style-name="T1">2 Co 13:4</text:span></text:a><text:span text:style-name="T1">).</text:span></text:p>
        <text:p text:style-name="P1"/>
        <text:h text:style-name="P7" text:outline-level="2"><text:bookmark-start text:name="__RefHeading___Toc2574_1522826305"/><text:soft-page-break/><text:a xlink:type="simple" xlink:href="http://bibliaonline.com.br/acf/dt/10" text:style-name="Internet_20_link" text:visited-style-name="Visited_20_Internet_20_Link"><text:span text:style-name="T1">DEUTERONÔMIO 10</text:span></text:a><text:bookmark-end text:name="__RefHeading___Toc2574_1522826305"/></text:h>
        <text:p text:style-name="P1"/>
        <text:p text:style-name="P3">Aprendendo acerca de Deus pelo por compreenderem seus próprios corações desobedientes.</text:p>
        <text:p text:style-name="P1"/>
        <text:p text:style-name="P1"><text:a xlink:type="simple" xlink:href="http://bibliaonline.com.br/acf/dt/10/1-11" text:style-name="Internet_20_link" text:visited-style-name="Visited_20_Internet_20_Link"><text:span text:style-name="T1">Dt 10:1-11</text:span></text:a><text:span text:style-name="T1"> Moisés relembra a história deles para mostrar-lhes como Deus havia feito provisão para eles por todo o tempo. É só quando entendemos o quão maus somos, é que podemos entender o quão bom é Deus para nós.</text:span></text:p>
        <text:p text:style-name="P1"/>
        <text:p text:style-name="P1"><text:a xlink:type="simple" xlink:href="http://bibliaonline.com.br/acf/dt/10/6-7" text:style-name="Internet_20_link" text:visited-style-name="Visited_20_Internet_20_Link"><text:span text:style-name="T1">Dt 10:6-7</text:span></text:a><text:span text:style-name="T1"> Um parênteses; Aarão foi preservado e só morreu no final da jornada (</text:span><text:a xlink:type="simple" xlink:href="http://bibliaonline.com.br/acf/nm/20/28" text:style-name="Internet_20_link" text:visited-style-name="Visited_20_Internet_20_Link"><text:span text:style-name="T1">Nm 20:28</text:span></text:a><text:span text:style-name="T1">).</text:span></text:p>
        <text:p text:style-name="P1"/>
        <text:p text:style-name="P1"><text:a xlink:type="simple" xlink:href="http://bibliaonline.com.br/acf/dt/10/12-13" text:style-name="Internet_20_link" text:visited-style-name="Visited_20_Internet_20_Link"><text:span text:style-name="T1">Dt 10:12-13</text:span></text:a><text:span text:style-name="T1"> Cinco passos que eles podiam dar quando tivessem aprendido a lição do capítulo anterior. (1) Temer ao Senhor. (2) Andar em Seus passos. (3) Amá-lo. (4) Servir o Senhor. (5) Guardar seus mandamentos.</text:span></text:p>
        <text:p text:style-name="P1"/>
        <text:p text:style-name="P1"><text:a xlink:type="simple" xlink:href="http://bibliaonline.com.br/acf/dt/10/14" text:style-name="Internet_20_link" text:visited-style-name="Visited_20_Internet_20_Link"><text:span text:style-name="T1">Dt 10:14</text:span></text:a><text:span text:style-name="T1"> O resultado de dar estes cinco passos é que estaremos olhando para o céu para estarmos para sempre com o Senhor.</text:span></text:p>
        <text:p text:style-name="P1"/>
        <text:p text:style-name="P1"><text:a xlink:type="simple" xlink:href="http://bibliaonline.com.br/acf/dt/10/16" text:style-name="Internet_20_link" text:visited-style-name="Visited_20_Internet_20_Link"><text:span text:style-name="T1">Dt 10:16</text:span></text:a><text:span text:style-name="T1"> Separar-se do mal no coração, e não apenas de uma forma exterior. Eles nunca fizeram isto. Mas quando Israel fracassou completamente, Deus tinha um segredo. Depois que nós crentes formos levados para o céu, então Deus introduzirá Israel na bênção na Terra. Não pela bondade deles, pois Ele os terá provado durante todos esses séculos, mas Ele irá colocar um novo coração neles. E você encontrará o mesmo pensamento em </text:span><text:a xlink:type="simple" xlink:href="http://bibliaonline.com.br/acf/dt/10/16" text:style-name="Internet_20_link" text:visited-style-name="Visited_20_Internet_20_Link"><text:span text:style-name="T1">30:6</text:span></text:a><text:span text:style-name="T1"> como encontrou em nosso </text:span><text:a xlink:type="simple" xlink:href="https://www.bibliaonline.com.br/acf/dt/10/16" text:style-name="Internet_20_link" text:visited-style-name="Visited_20_Internet_20_Link"><text:span text:style-name="T1">versículo 16</text:span></text:a><text:span text:style-name="T1">. Mas a diferença é que, como eles não iriam conseguir, Deus o fará.</text:span></text:p>
        <text:p text:style-name="P1"/>
        <text:h text:style-name="P8" text:outline-level="2"><text:bookmark-start text:name="__RefHeading___Toc2576_1522826305"/>#289<text:bookmark-end text:name="__RefHeading___Toc2576_1522826305"/></text:h>
        <text:p text:style-name="P1"/>
        <text:p text:style-name="P3">Descobriremos que crescemos em sabedoria quando nos contentamos em assumir o lugar de quem não tem nenhuma sabedoria.</text:p>
        <text:p text:style-name="P1"/>
        <text:h text:style-name="P7" text:outline-level="2"><text:bookmark-start text:name="__RefHeading___Toc2578_1522826305"/><text:soft-page-break/><text:a xlink:type="simple" xlink:href="http://bibliaonline.com.br/acf/dt/11" text:style-name="Internet_20_link" text:visited-style-name="Visited_20_Internet_20_Link"><text:span text:style-name="T1">DEUTERONÔMIO 11</text:span></text:a><text:bookmark-end text:name="__RefHeading___Toc2578_1522826305"/></text:h>
        <text:p text:style-name="P1"/>
        <text:p text:style-name="P3">O último capítulo da primeira seção do livro. Diz aos Israelitas as várias razões por que deveriam obedecer. (Nós também nos esquecemos disto facilmente).</text:p>
        <text:p text:style-name="P1"/>
        <text:p text:style-name="P1"><text:a xlink:type="simple" xlink:href="http://bibliaonline.com.br/acf/dt/11/6" text:style-name="Internet_20_link" text:visited-style-name="Visited_20_Internet_20_Link"><text:span text:style-name="T1">Dt 11:6</text:span></text:a><text:span text:style-name="T1"> Datã e Abirão são lembrados como exemplo do resultado da rebelião contra Deus - </text:span><text:a xlink:type="simple" xlink:href="http://bibliaonline.com.br/acf/nm/16/" text:style-name="Internet_20_link" text:visited-style-name="Visited_20_Internet_20_Link"><text:span text:style-name="T1">Nm 16</text:span></text:a><text:span text:style-name="T1">.</text:span></text:p>
        <text:p text:style-name="P1"/>
        <text:p text:style-name="P1"><text:a xlink:type="simple" xlink:href="http://bibliaonline.com.br/acf/dt/11/7" text:style-name="Internet_20_link" text:visited-style-name="Visited_20_Internet_20_Link"><text:span text:style-name="T1">Dt 11:7</text:span></text:a><text:span text:style-name="T1"> Eles haviam visto tudo o que Deus tinha feito no passado, portanto deveriam obedecer a Deus quando entrassem na terra.</text:span></text:p>
        <text:p text:style-name="P1"/>
        <text:p text:style-name="P1"><text:a xlink:type="simple" xlink:href="http://bibliaonline.com.br/acf/dt/11/10" text:style-name="Internet_20_link" text:visited-style-name="Visited_20_Internet_20_Link"><text:span text:style-name="T1">Dt 11:10</text:span></text:a><text:span text:style-name="T1"> O grande rio Nilo era a fonte de água do Egito. Mas eles não sabiam onde eram as nascentes do Nilo.</text:span></text:p>
        <text:p text:style-name="P1"/>
        <text:p text:style-name="P1"><text:a xlink:type="simple" xlink:href="http://bibliaonline.com.br/acf/dt/11/11" text:style-name="Internet_20_link" text:visited-style-name="Visited_20_Internet_20_Link"><text:span text:style-name="T1">Dt 11:11</text:span></text:a><text:span text:style-name="T1"> A terra de Israel era diferente. Sabia onde de onde vinham suas bênçãos... a chuva que vinha do céu. Eles tinham uma estreita ligação a Deus, e dependiam dEle.</text:span></text:p>
        <text:p text:style-name="P1"/>
        <text:p text:style-name="P1"><text:a xlink:type="simple" xlink:href="http://bibliaonline.com.br/acf/dt/11/8-32" text:style-name="Internet_20_link" text:visited-style-name="Visited_20_Internet_20_Link"><text:span text:style-name="T1">Dt 11:8-32</text:span></text:a><text:span text:style-name="T1"> A mais brilhante promessa de bênção, e os mais duros avisos dos resultados da desobediência ocupam o restante do capítulo.</text:span></text:p>
        <text:p text:style-name="P1"/>
        <text:h text:style-name="P8" text:outline-level="2"><text:bookmark-start text:name="__RefHeading___Toc2580_1522826305"/>#290<text:bookmark-end text:name="__RefHeading___Toc2580_1522826305"/></text:h>
        <text:p text:style-name="P1"/>
        <text:p text:style-name="P3">A fragilidade humana deve buscar sua ajuda em Deus. O Senhor Jesus tem perfeições, não fragilidades, mas entregou a Deus todos os direitos que essas perfeições Lhe asseguravam.</text:p>
        <text:p text:style-name="P1"/>
        <text:h text:style-name="P7" text:outline-level="2"><text:bookmark-start text:name="__RefHeading___Toc2582_1522826305"/><text:a xlink:type="simple" xlink:href="http://bibliaonline.com.br/acf/dt/12" text:style-name="Internet_20_link" text:visited-style-name="Visited_20_Internet_20_Link"><text:span text:style-name="T1">DEUTERONÔMIO 12</text:span></text:a><text:bookmark-end text:name="__RefHeading___Toc2582_1522826305"/></text:h>
        <text:p text:style-name="P1"/>
        <text:p text:style-name="P1"><text:span text:style-name="T1">O capítulo de hoje inicia a segunda seção do livro... o que deviam obedecer. Antes de começar, leia </text:span><text:a xlink:type="simple" xlink:href="http://bibliaonline.com.br/acf/dt/29/1" text:style-name="Internet_20_link" text:visited-style-name="Visited_20_Internet_20_Link"><text:span text:style-name="T1">29:1</text:span></text:a><text:span text:style-name="T1">. (Quando o crente hoje aprende obediência e submissão a Deus, ele está pronto para os detalhes da vida no dia-a-dia.</text:span></text:p>
        <text:p text:style-name="P1"/>
        <text:p text:style-name="P1"><text:a xlink:type="simple" xlink:href="http://bibliaonline.com.br/acf/dt/12/1-14" text:style-name="Internet_20_link" text:visited-style-name="Visited_20_Internet_20_Link"><text:span text:style-name="T1">Dt 12:1-14</text:span></text:a><text:span text:style-name="T1"> A primeira instrução trata da completa destruição de todos os ídolos... o mais </text:span><text:soft-page-break/><text:span text:style-name="T1">perigoso obstáculo para eles poderem desfrutar da terra. (Para o crente, existe o perigo de voltar para o mundo). Satanás tem muitos ídolos para nós. Ídolos eram sempre religiosos. (Será que Deus está ocupando o primeiro lugar em nossa vida?) Repare a palavra que é repetida nos versículos </text:span><text:a xlink:type="simple" xlink:href="https://www.bibliaonline.com.br/acf/dt/12/5,11,1314,18,21,26" text:style-name="Internet_20_link" text:visited-style-name="Visited_20_Internet_20_Link"><text:span text:style-name="T1">5, 11, 13, 14, 18, 21 e 26</text:span></text:a><text:span text:style-name="T1">. É algo humano querer escolher por nós mesmos. Todavia muitos verdadeiros crentes pensam que podem escolher aonde ir para adorar a Deus.</text:span></text:p>
        <text:p text:style-name="P1"/>
        <text:h text:style-name="P8" text:outline-level="2"><text:bookmark-start text:name="__RefHeading___Toc2584_1522826305"/>#291<text:bookmark-end text:name="__RefHeading___Toc2584_1522826305"/></text:h>
        <text:p text:style-name="P1"/>
        <text:p text:style-name="P3">Se não temos para com os homens o mesmo sentimento que Deus tem, como podemos ser eficientes como testemunhas dEle?</text:p>
        <text:p text:style-name="P1"/>
        <text:h text:style-name="P7" text:outline-level="2"><text:bookmark-start text:name="__RefHeading___Toc2586_1522826305"/><text:a xlink:type="simple" xlink:href="http://bibliaonline.com.br/acf/dt/13" text:style-name="Internet_20_link" text:visited-style-name="Visited_20_Internet_20_Link"><text:span text:style-name="T1">DEUTERONÔMIO 13</text:span></text:a><text:bookmark-end text:name="__RefHeading___Toc2586_1522826305"/></text:h>
        <text:p text:style-name="P1"/>
        <text:p text:style-name="P1"><text:a xlink:type="simple" xlink:href="http://bibliaonline.com.br/acf/dt/13/1-5" text:style-name="Internet_20_link" text:visited-style-name="Visited_20_Internet_20_Link"><text:span text:style-name="T1">Dt 13:1-5</text:span></text:a><text:span text:style-name="T1"> Que séria instrução religiosa é esta. Igualmente importante para nós. Se qualquer pregador disser algo que não esteja de acordo com a Palavra de Deus, somos instruídos quanto ao que fazer.</text:span></text:p>
        <text:p text:style-name="P1"/>
        <text:p text:style-name="P1"><text:a xlink:type="simple" xlink:href="http://bibliaonline.com.br/acf/dt/13/3" text:style-name="Internet_20_link" text:visited-style-name="Visited_20_Internet_20_Link"><text:span text:style-name="T1">Dt 13:3</text:span></text:a><text:span text:style-name="T1"> Deus está nos provando, para ver se iremos obedecê-Lo.</text:span></text:p>
        <text:p text:style-name="P1"/>
        <text:p text:style-name="P1"><text:a xlink:type="simple" xlink:href="http://bibliaonline.com.br/acf/dt/13/5" text:style-name="Internet_20_link" text:visited-style-name="Visited_20_Internet_20_Link"><text:span text:style-name="T1">Dt 13:5</text:span></text:a><text:span text:style-name="T1"> Eles deviam entregar um tal pregador à morte. Evidentemente não matamos, mas devemos nos separar dele - </text:span><text:a xlink:type="simple" xlink:href="http://bibliaonline.com.br/acf/2co/6/14-18" text:style-name="Internet_20_link" text:visited-style-name="Visited_20_Internet_20_Link"><text:span text:style-name="T1">2 Co 6:14-18</text:span></text:a><text:span text:style-name="T1">, </text:span><text:a xlink:type="simple" xlink:href="http://bibliaonline.com.br/acf/2tm/2/" text:style-name="Internet_20_link" text:visited-style-name="Visited_20_Internet_20_Link"><text:span text:style-name="T1">2Tm 2</text:span></text:a><text:span text:style-name="T1"> deixa isto bem claro. Discutirmos só nos fará mais egoístas que nunca. Mas quando entregamos a nossa vontade, isto traz glória para Deus e gozo, paz e direção para nós.</text:span></text:p>
        <text:p text:style-name="P1"/>
        <text:p text:style-name="P1"><text:a xlink:type="simple" xlink:href="http://bibliaonline.com.br/acf/dt/13/6-11" text:style-name="Internet_20_link" text:visited-style-name="Visited_20_Internet_20_Link"><text:span text:style-name="T1">Dt 13:6-11</text:span></text:a><text:span text:style-name="T1"> Bem claro. Frequentemente nossos parentes exercem uma má influência sobre nós. Particularmente quando queremos seguir o Senhor. Temos, com frequência, mais medo de ofendermos a nossos parentes do que ao Senhor. Repare na atitude que tinha que ser tomada. Alguém pode dizer ser isto muito estrito. Mas Deus escreveu assim. Aprendemos lições espirituais destes eventos no mundo físico. Não matamos pessoas, mas será que escolhemos amigos ou parentes que nos privam de desfrutarmos do Senhor?</text:span></text:p>
        <text:p text:style-name="P1"/>
        <text:p text:style-name="P1"><text:soft-page-break/><text:a xlink:type="simple" xlink:href="http://bibliaonline.com.br/acf/dt/13/12-18" text:style-name="Internet_20_link" text:visited-style-name="Visited_20_Internet_20_Link"><text:span text:style-name="T1">Dt 13:12-18</text:span></text:a><text:span text:style-name="T1"> Também é importante. Nos importa saber como outros crentes se comportam. Aquele que é fiel está preocupado com eles. Quando os crentes voltam ao mundo, ficamos tristes, mas devemos nos separar deles. Sabemos que eles nunca serão felizes até que voltem ao Senhor. Nesta seção eles não deviam desprezar nada na cidade. Deviam inquirir diligentemente logo de início para saber se a história era verdade, e então deviam agir com energia.</text:span></text:p>
        <text:p text:style-name="P1"/>
        <text:h text:style-name="P8" text:outline-level="2"><text:bookmark-start text:name="__RefHeading___Toc2588_1522826305"/>#292<text:bookmark-end text:name="__RefHeading___Toc2588_1522826305"/></text:h>
        <text:p text:style-name="P1"/>
        <text:p text:style-name="P1"><text:span text:style-name="T1">Quanto mais perto você fica de Deus, mais você irá amar o povo de Deus. </text:span><text:a xlink:type="simple" xlink:href="http://bibliaonline.com.br/acf/2cr/30/" text:style-name="Internet_20_link" text:visited-style-name="Visited_20_Internet_20_Link"><text:span text:style-name="T1">2 Cr 30</text:span></text:a><text:span text:style-name="T1">.</text:span></text:p>
        <text:p text:style-name="P1"/>
        <text:h text:style-name="P7" text:outline-level="2"><text:bookmark-start text:name="__RefHeading___Toc2590_1522826305"/><text:a xlink:type="simple" xlink:href="http://bibliaonline.com.br/acf/dt/14" text:style-name="Internet_20_link" text:visited-style-name="Visited_20_Internet_20_Link"><text:span text:style-name="T1">DEUTERONÔMIO 14</text:span></text:a><text:bookmark-end text:name="__RefHeading___Toc2590_1522826305"/></text:h>
        <text:p text:style-name="P1"/>
        <text:p text:style-name="P1"><text:a xlink:type="simple" xlink:href="http://bibliaonline.com.br/acf/dt/14/1-2" text:style-name="Internet_20_link" text:visited-style-name="Visited_20_Internet_20_Link"><text:span text:style-name="T1">Dt 14:1-2</text:span></text:a><text:span text:style-name="T1"> Eles eram lembrados de que eram um povo santo para o Senhor... eles pertenciam a Ele. Eles não deviam seguir os costumes estranhos e mundanos dos pagãos. (Nós crentes não apenas somos santos, mas somos um povo celestial. Devemos agir assim).</text:span></text:p>
        <text:p text:style-name="P1"/>
        <text:p text:style-name="P1"><text:a xlink:type="simple" xlink:href="http://bibliaonline.com.br/acf/dt/14/3-26" text:style-name="Internet_20_link" text:visited-style-name="Visited_20_Internet_20_Link"><text:span text:style-name="T1">Dt 14:3-26</text:span></text:a><text:span text:style-name="T1"> Embora todos os alimentos venham de Deus, eles deviam comer apenas animais e pássaros limpos. Pois precisavam aprender a temer ao Senhor - </text:span><text:a xlink:type="simple" xlink:href="http://bibliaonline.com.br/acf/dt/14/23" text:style-name="Internet_20_link" text:visited-style-name="Visited_20_Internet_20_Link"><text:span text:style-name="T1">vers. 23</text:span></text:a><text:span text:style-name="T1">. Tampouco nós podemos ser descuidados acerca do que comemos, espiritualmente. O que você lê? Com quê alimentamos nossa alma? Alguns crentes chegam a pensar que podem passar o dia sem ler a Palavra de Deus, e ainda assim serem crentes saudáveis. </text:span><text:a xlink:type="simple" xlink:href="http://bibliaonline.com.br/acf/jó/23/12" text:style-name="Internet_20_link" text:visited-style-name="Visited_20_Internet_20_Link"><text:span text:style-name="T1">Jó 23:12</text:span></text:a><text:span text:style-name="T1"> é um bom versículo para aprendermos. Agimos assim? Quanto mais lemos a Palavra de Deus, mais iremos querer lê-la.</text:span></text:p>
        <text:p text:style-name="P1"/>
        <text:p text:style-name="P1"><text:a xlink:type="simple" xlink:href="http://bibliaonline.com.br/acf/dt/14/27-29" text:style-name="Internet_20_link" text:visited-style-name="Visited_20_Internet_20_Link"><text:span text:style-name="T1">Dt 14:27-29</text:span></text:a><text:span text:style-name="T1"> Eles deviam pensar nos Levitas que não tinham terra para produzir seu alimento. O estrangeiro, o órfão e a viúva deviam ser lembrados.</text:span></text:p>
        <text:p text:style-name="P1"/>
        <text:h text:style-name="P8" text:outline-level="2"><text:bookmark-start text:name="__RefHeading___Toc2592_1522826305"/>#293<text:bookmark-end text:name="__RefHeading___Toc2592_1522826305"/></text:h>
        <text:p text:style-name="P1"/>
        <text:p text:style-name="P3">Devo permitir a meus irmão muito mais do que permito a mim mesmo.</text:p>
        <text:p text:style-name="P1"/>
        <text:h text:style-name="P7" text:outline-level="2"><text:bookmark-start text:name="__RefHeading___Toc2594_1522826305"/><text:soft-page-break/><text:a xlink:type="simple" xlink:href="http://bibliaonline.com.br/acf/dt/15" text:style-name="Internet_20_link" text:visited-style-name="Visited_20_Internet_20_Link"><text:span text:style-name="T1">DEUTERONÔMIO 15</text:span></text:a><text:bookmark-end text:name="__RefHeading___Toc2594_1522826305"/></text:h>
        <text:p text:style-name="P1"/>
        <text:p text:style-name="P3">Este capítulo nos mostra quanto cuidado eles deviam ter para com os outros.</text:p>
        <text:p text:style-name="P1"/>
        <text:p text:style-name="P1"><text:a xlink:type="simple" xlink:href="http://bibliaonline.com.br/acf/dt/15/1-11" text:style-name="Internet_20_link" text:visited-style-name="Visited_20_Internet_20_Link"><text:span text:style-name="T1">Dt 15:1-11</text:span></text:a><text:span text:style-name="T1"> Os pobres deviam ser auxiliados. Diz no </text:span><text:a xlink:type="simple" xlink:href="https://www.bibliaonline.com.br/acf/dt/15/4" text:style-name="Internet_20_link" text:visited-style-name="Visited_20_Internet_20_Link"><text:span text:style-name="T1">versículo 4</text:span></text:a><text:span text:style-name="T1"> "Exceto quando não houver entre ti pobre algum". Era um bom limite, pois o Senhor disse que tal situação não ocorreria - </text:span><text:a xlink:type="simple" xlink:href="http://bibliaonline.com.br/acf/mt/26/11" text:style-name="Internet_20_link" text:visited-style-name="Visited_20_Internet_20_Link"><text:span text:style-name="T1">Mt 26:11</text:span></text:a><text:span text:style-name="T1">.</text:span></text:p>
        <text:p text:style-name="P1"/>
        <text:p text:style-name="P1"><text:a xlink:type="simple" xlink:href="http://bibliaonline.com.br/acf/dt/15/12-18" text:style-name="Internet_20_link" text:visited-style-name="Visited_20_Internet_20_Link"><text:span text:style-name="T1">Dt 15:12-18</text:span></text:a><text:span text:style-name="T1"> Você consegue enxergar esta história como uma linda figura do Senhor Jesus como um Servo? Ele podia ter voltado ao céu após ter passado sua vida aqui na terra. Mas o amor O manteve aqui. Ele foi até a morte por Seu Pai e por nós. E Ele permanecerá um Servo para sempre - </text:span><text:a xlink:type="simple" xlink:href="http://bibliaonline.com.br/acf/lc/12/37" text:style-name="Internet_20_link" text:visited-style-name="Visited_20_Internet_20_Link"><text:span text:style-name="T1">Lc 12:37</text:span></text:a><text:span text:style-name="T1">.</text:span></text:p>
        <text:p text:style-name="P1"/>
        <text:p text:style-name="P1"><text:a xlink:type="simple" xlink:href="http://bibliaonline.com.br/acf/dt/15/19-23" text:style-name="Internet_20_link" text:visited-style-name="Visited_20_Internet_20_Link"><text:span text:style-name="T1">Dt 15:19-23</text:span></text:a><text:span text:style-name="T1"> O primogênito dos animais limpos devia ser sacrificado ao Senhor.</text:span></text:p>
        <text:p text:style-name="P1"/>
        <text:p text:style-name="P1"><text:a xlink:type="simple" xlink:href="http://bibliaonline.com.br/acf/dt/15/20" text:style-name="Internet_20_link" text:visited-style-name="Visited_20_Internet_20_Link"><text:span text:style-name="T1">Dt 15:20</text:span></text:a><text:span text:style-name="T1"> Eles deviam comê-lo. Esta é uma bela figura, apontando para Cristo, o "Primogênito" da nova criação - </text:span><text:a xlink:type="simple" xlink:href="http://bibliaonline.com.br/acf/cl/1/15" text:style-name="Internet_20_link" text:visited-style-name="Visited_20_Internet_20_Link"><text:span text:style-name="T1">Cl 1:15</text:span></text:a><text:span text:style-name="T1">. Ele é nosso alimento. </text:span><text:a xlink:type="simple" xlink:href="http://bibliaonline.com.br/acf/jo/6/56-57" text:style-name="Internet_20_link" text:visited-style-name="Visited_20_Internet_20_Link"><text:span text:style-name="T1">Jo 6:56-57</text:span></text:a><text:span text:style-name="T1">.</text:span></text:p>
        <text:p text:style-name="P1"/>
        <text:h text:style-name="P8" text:outline-level="2"><text:bookmark-start text:name="__RefHeading___Toc2596_1522826305"/>#294<text:bookmark-end text:name="__RefHeading___Toc2596_1522826305"/></text:h>
        <text:p text:style-name="P1"/>
        <text:p text:style-name="P3">O efeito do verdadeiro ministério é colocar a alma em contato direto com Deus.</text:p>
        <text:p text:style-name="P1"/>
        <text:h text:style-name="P7" text:outline-level="2"><text:bookmark-start text:name="__RefHeading___Toc2598_1522826305"/><text:a xlink:type="simple" xlink:href="http://bibliaonline.com.br/acf/dt/16/1-8" text:style-name="Internet_20_link" text:visited-style-name="Visited_20_Internet_20_Link"><text:span text:style-name="T1">DEUTERONÔMIO 16, Vers. 1-8</text:span></text:a><text:bookmark-end text:name="__RefHeading___Toc2598_1522826305"/></text:h>
        <text:p text:style-name="P1"/>
        <text:p text:style-name="P3">Deus está agora dando instruções. Haveriam três ocasiões cada ano quando todo homem deveria ir ao lugar que Deus iria escolher. Ele levaria um sacrifício para oferecer a Deus. Eram chamadas de "Festas" (ou encontros). Vamos tratar uma de cada vez.</text:p>
        <text:p text:style-name="P1"/>
        <text:p text:style-name="P1"><text:a xlink:type="simple" xlink:href="http://bibliaonline.com.br/acf/dt/16/1-8" text:style-name="Internet_20_link" text:visited-style-name="Visited_20_Internet_20_Link"><text:span text:style-name="T1">Dt 16:1-8</text:span></text:a><text:span text:style-name="T1"> A primeira era a Páscoa, e a festa do pão sem fermento. Repare que não havia regozijo nesta festa. Era uma lembrança constante da morte do cordeiro no Egito. Sabemos Quem é o Cordeiro de Deus hoje. Portanto devemos recordá-Lo em Sua morte. No dia após a Páscoa havia sete dias quando eles deviam estar bem assegurados de não ter "fermento" em suas casas. (Isto é importante para nós, e o número "sete" é uma figura </text:span><text:soft-page-break/><text:span text:style-name="T1">de algo completo. Portanto nossa vida deve estar toda ela separada de todo mal.)</text:span></text:p>
        <text:p text:style-name="P1"/>
        <text:h text:style-name="P8" text:outline-level="2"><text:bookmark-start text:name="__RefHeading___Toc2600_1522826305"/>#295<text:bookmark-end text:name="__RefHeading___Toc2600_1522826305"/></text:h>
        <text:p text:style-name="P1"/>
        <text:p text:style-name="P1"><text:span text:style-name="T1">Se tenho mais santidade, devo ir e restaurar meu irmão. </text:span><text:a xlink:type="simple" xlink:href="http://bibliaonline.com.br/acf/gl/6/1" text:style-name="Internet_20_link" text:visited-style-name="Visited_20_Internet_20_Link"><text:span text:style-name="T1">Gl 6:1</text:span></text:a><text:span text:style-name="T1">.</text:span></text:p>
        <text:p text:style-name="P1"/>
        <text:h text:style-name="P7" text:outline-level="2"><text:bookmark-start text:name="__RefHeading___Toc2602_1522826305"/><text:a xlink:type="simple" xlink:href="http://bibliaonline.com.br/acf/dt/16/9-22" text:style-name="Internet_20_link" text:visited-style-name="Visited_20_Internet_20_Link"><text:span text:style-name="T1">DEUTERONÔMIO 16, Vers. 9-22</text:span></text:a><text:bookmark-end text:name="__RefHeading___Toc2602_1522826305"/></text:h>
        <text:p text:style-name="P1"/>
        <text:p text:style-name="P1"><text:a xlink:type="simple" xlink:href="http://bibliaonline.com.br/acf/dt/16/9-12" text:style-name="Internet_20_link" text:visited-style-name="Visited_20_Internet_20_Link"><text:span text:style-name="T1">Dt 16:9-12</text:span></text:a><text:span text:style-name="T1"> Agora vamos ver a segunda festa; a "festa das semanas". Nesta festa devia haver regozijo. Eram sete semanas mais um dia, o que totaliza 50 dias a partir da colheita. Em </text:span><text:a xlink:type="simple" xlink:href="https://www.bibliaonline.com.br/acf/atos/2" text:style-name="Internet_20_link" text:visited-style-name="Visited_20_Internet_20_Link"><text:span text:style-name="T1">Atos 2</text:span></text:a><text:span text:style-name="T1"> vemos que o Pentecoste, que significa "50", aconteceu quando o Espírito Santo desceu à terra. Isso foi 50 dias após a cruz! Evidentemente há gozo para nós.</text:span></text:p>
        <text:p text:style-name="P1"/>
        <text:p text:style-name="P1"><text:a xlink:type="simple" xlink:href="http://bibliaonline.com.br/acf/dt/16/10" text:style-name="Internet_20_link" text:visited-style-name="Visited_20_Internet_20_Link"><text:span text:style-name="T1">Dt 16:10</text:span></text:a><text:span text:style-name="T1"> O gozo que a presença do Espírito Santo nos causa é como uma "oferta voluntária".</text:span></text:p>
        <text:p text:style-name="P1"/>
        <text:p text:style-name="P1"><text:a xlink:type="simple" xlink:href="http://bibliaonline.com.br/acf/dt/16/11" text:style-name="Internet_20_link" text:visited-style-name="Visited_20_Internet_20_Link"><text:span text:style-name="T1">Dt 16:11</text:span></text:a><text:span text:style-name="T1"> Não apenas havia ali gozo no Senhor, mas outros eram chamados também a regozijar.</text:span></text:p>
        <text:p text:style-name="P1"/>
        <text:p text:style-name="P1"><text:a xlink:type="simple" xlink:href="http://bibliaonline.com.br/acf/dt/16/13-15" text:style-name="Internet_20_link" text:visited-style-name="Visited_20_Internet_20_Link"><text:span text:style-name="T1">Dt 16:13-15</text:span></text:a><text:span text:style-name="T1"> A colheita era juntada no celeiro. Então vinha a terceira festa - a dos "tabernáculos". Depois que nós crentes tivermos sido arrebatados ao céu, Deus vai reunir alguns dos Judeus (Israelitas) em torno de Si uma vez mais - </text:span><text:a xlink:type="simple" xlink:href="http://bibliaonline.com.br/acf/mt/13/41-43" text:style-name="Internet_20_link" text:visited-style-name="Visited_20_Internet_20_Link"><text:span text:style-name="T1">Mt 13:41-43</text:span></text:a><text:span text:style-name="T1">.</text:span></text:p>
        <text:p text:style-name="P1"/>
        <text:p text:style-name="P1"><text:a xlink:type="simple" xlink:href="http://bibliaonline.com.br/acf/dt/16/16-17" text:style-name="Internet_20_link" text:visited-style-name="Visited_20_Internet_20_Link"><text:span text:style-name="T1">Dt 16:16-17</text:span></text:a><text:span text:style-name="T1"> Estes versículos encerram o lado religioso das coisas.</text:span></text:p>
        <text:p text:style-name="P1"/>
        <text:p text:style-name="P1"><text:a xlink:type="simple" xlink:href="http://bibliaonline.com.br/acf/dt/16/18-20" text:style-name="Internet_20_link" text:visited-style-name="Visited_20_Internet_20_Link"><text:span text:style-name="T1">Dt 16:18-20</text:span></text:a><text:span text:style-name="T1"> A justiça era para ser feita na terra santa de Deus. Nenhum favoritismo para certas pessoas devia ser tolerado.</text:span></text:p>
        <text:p text:style-name="P1"/>
        <text:p text:style-name="P1"><text:a xlink:type="simple" xlink:href="http://bibliaonline.com.br/acf/dt/16/21-22" text:style-name="Internet_20_link" text:visited-style-name="Visited_20_Internet_20_Link"><text:span text:style-name="T1">Dt 16:21-22</text:span></text:a><text:span text:style-name="T1"> Bosques e ídolos eram proibidos.</text:span></text:p>
        <text:p text:style-name="P1"/>
        <text:h text:style-name="P8" text:outline-level="2"><text:bookmark-start text:name="__RefHeading___Toc2604_1522826305"/>#296<text:bookmark-end text:name="__RefHeading___Toc2604_1522826305"/></text:h>
        <text:p text:style-name="P1"/>
        <text:p text:style-name="P3"><text:soft-page-break/>Não estamos em condições de tratar uns com os outros até que Deus tenha tratado com aquilo que é contrário ao Seu nome em nossa vida.</text:p>
        <text:p text:style-name="P1"/>
        <text:h text:style-name="P7" text:outline-level="2"><text:bookmark-start text:name="__RefHeading___Toc2606_1522826305"/><text:a xlink:type="simple" xlink:href="http://bibliaonline.com.br/acf/dt/17" text:style-name="Internet_20_link" text:visited-style-name="Visited_20_Internet_20_Link"><text:span text:style-name="T1">DEUTERONÔMIO 17</text:span></text:a><text:bookmark-end text:name="__RefHeading___Toc2606_1522826305"/></text:h>
        <text:p text:style-name="P1"/>
        <text:p text:style-name="P1"><text:a xlink:type="simple" xlink:href="http://bibliaonline.com.br/acf/dt/17/1-13" text:style-name="Internet_20_link" text:visited-style-name="Visited_20_Internet_20_Link"><text:span text:style-name="T1">Dt 17:1-13</text:span></text:a><text:span text:style-name="T1"> Não podemos separar nossa vida religiosa das coisas normais da vida. Se estivermos errados nas primeiras, as outras não serão adequadamente controladas. Repare no que aconteceria se eles desobedecessem... seriam entregues à morte!</text:span></text:p>
        <text:p text:style-name="P1"/>
        <text:p text:style-name="P1"><text:a xlink:type="simple" xlink:href="http://bibliaonline.com.br/acf/dt/17/14-20" text:style-name="Internet_20_link" text:visited-style-name="Visited_20_Internet_20_Link"><text:span text:style-name="T1">Dt 17:14-20</text:span></text:a><text:span text:style-name="T1"> Mesmo que tivessem um rei, eram advertidos de que isso lhes traria muitos problemas. Com certeza, seu grande rei Salomão era culpado destas mesmas coisas. O resultado disso foi a divisão do reino e cada pessoa nesses reinos divididos tinha sua vida diária bastante afetada por isso.</text:span></text:p>
        <text:p text:style-name="P1"/>
        <text:h text:style-name="P8" text:outline-level="2"><text:bookmark-start text:name="__RefHeading___Toc2608_1522826305"/>#297<text:bookmark-end text:name="__RefHeading___Toc2608_1522826305"/></text:h>
        <text:p text:style-name="P1"/>
        <text:p text:style-name="P3">A principal causa da depressão espiritual é a incredulidade.</text:p>
        <text:p text:style-name="P1"/>
        <text:h text:style-name="P7" text:outline-level="2"><text:bookmark-start text:name="__RefHeading___Toc2610_1522826305"/><text:a xlink:type="simple" xlink:href="http://bibliaonline.com.br/acf/dt/18" text:style-name="Internet_20_link" text:visited-style-name="Visited_20_Internet_20_Link"><text:span text:style-name="T1">DEUTERONÔMIO 18</text:span></text:a><text:bookmark-end text:name="__RefHeading___Toc2610_1522826305"/></text:h>
        <text:p text:style-name="P1"/>
        <text:p text:style-name="P1"><text:a xlink:type="simple" xlink:href="http://bibliaonline.com.br/acf/dt/18/1-8" text:style-name="Internet_20_link" text:visited-style-name="Visited_20_Internet_20_Link"><text:span text:style-name="T1">Deut 18:1-8</text:span></text:a><text:span text:style-name="T1"> Os sacerdotes e Levitas não receberiam herança alguma na terra prometida. O Senhor era sua herança. Agora aprendemos de 1 Pd </text:span><text:a xlink:type="simple" xlink:href="http://bibliaonline.com.br/acf/1pe/2/5" text:style-name="Internet_20_link" text:visited-style-name="Visited_20_Internet_20_Link"><text:span text:style-name="T1">2:5</text:span></text:a><text:span text:style-name="T1"> que nós os crentes somos todos sacerdotes. O Senhor é nossa herança. Embora os Levitas não fossem ricos em Deuteronômio, eles eram cuidadosamente abastecidos pelo Senhor. Quando as pessoas levavam uma "oferta pacífica" a Deus, elas a ofereciam completamente. O </text:span><text:a xlink:type="simple" xlink:href="http://bibliaonline.com.br/acf/dt/18/1" text:style-name="Internet_20_link" text:visited-style-name="Visited_20_Internet_20_Link"><text:span text:style-name="T1">vers. 1</text:span></text:a><text:span text:style-name="T1"> nos diz que os Levitas podiam comer do que fosse dado a Deus. Isto nos fala de quão íntimos eles eram do Senhor. O ato de comer, nas Escrituras, normalmente tem o significado de uma associação íntima com outra pessoa. Por isso se o povo fosse fiel ao levar sua oferta a Deus, os Levitas teriam o que comer. Se o Senhor fosse negligenciado, o mesmo acontecia com os Levitas.</text:span></text:p>
        <text:p text:style-name="P1"/>
        <text:p text:style-name="P1"><text:a xlink:type="simple" xlink:href="http://bibliaonline.com.br/acf/dt/18/9-14" text:style-name="Internet_20_link" text:visited-style-name="Visited_20_Internet_20_Link"><text:span text:style-name="T1">Dt 18:9-14</text:span></text:a><text:span text:style-name="T1"> O povo estava bem avisado contra qualquer ligação com o Espiritismo (espíritos familiares). Hoje o crente precisa ser avisado contra a leitura do horóscopo </text:span><text:soft-page-break/><text:span text:style-name="T1">mensal. É perigoso. As pessoas estão se afastando de Deus. Falar em línguas é algo semelhante. Está se tornando cada vez mais difícil distinguir entre a obra de Deus e a obra de Satanás.</text:span></text:p>
        <text:p text:style-name="P1"/>
        <text:p text:style-name="P1"><text:a xlink:type="simple" xlink:href="http://bibliaonline.com.br/acf/dt/18/15-22" text:style-name="Internet_20_link" text:visited-style-name="Visited_20_Internet_20_Link"><text:span text:style-name="T1">Dt 18:15-22</text:span></text:a><text:span text:style-name="T1"> Mas Deus tem uma resposta melhor. Em um dia futuro Ele iria levantar um Profeta... o próprio Cristo! O Espírito de Deus apresenta com freqüência figuras de Cristo no Antigo Testamento. Este é um dos mais belos exemplos... não pode ser ninguém mais do que Cristo. Que admoestação para quando não queremos escutá-Lo! Leia At </text:span><text:a xlink:type="simple" xlink:href="http://bibliaonline.com.br/acf/atos/3/22" text:style-name="Internet_20_link" text:visited-style-name="Visited_20_Internet_20_Link"><text:span text:style-name="T1">3:22</text:span></text:a><text:span text:style-name="T1"> e Jo </text:span><text:a xlink:type="simple" xlink:href="http://bibliaonline.com.br/acf/jo/6/14" text:style-name="Internet_20_link" text:visited-style-name="Visited_20_Internet_20_Link"><text:span text:style-name="T1">6:14</text:span></text:a><text:span text:style-name="T1">.</text:span></text:p>
        <text:p text:style-name="P1"/>
        <text:h text:style-name="P8" text:outline-level="2"><text:bookmark-start text:name="__RefHeading___Toc2612_1522826305"/>#298<text:bookmark-end text:name="__RefHeading___Toc2612_1522826305"/></text:h>
        <text:p text:style-name="P1"/>
        <text:p text:style-name="P3">O maior segredo de se lavar os pés de alguém é fazer isto sem que o outro saiba que você está fazendo.</text:p>
        <text:p text:style-name="P1"/>
        <text:h text:style-name="P7" text:outline-level="2"><text:bookmark-start text:name="__RefHeading___Toc2614_1522826305"/><text:a xlink:type="simple" xlink:href="http://bibliaonline.com.br/acf/dt/19" text:style-name="Internet_20_link" text:visited-style-name="Visited_20_Internet_20_Link"><text:span text:style-name="T1">DEUTERONÔMIO 19</text:span></text:a><text:bookmark-end text:name="__RefHeading___Toc2614_1522826305"/></text:h>
        <text:p text:style-name="P1"/>
        <text:p text:style-name="P1"><text:a xlink:type="simple" xlink:href="http://bibliaonline.com.br/acf/dt/19/1-10" text:style-name="Internet_20_link" text:visited-style-name="Visited_20_Internet_20_Link"><text:span text:style-name="T1">Dt 19:1-10</text:span></text:a><text:span text:style-name="T1"> O homem foi feito à imagem de Deus. Derramar sangue era algo sério para Deus. Todavia, Ele faz uma grande diferença entre derramá-lo por acidente e o homicídio deliberado. Em nenhum caso Ele deixaria que esquecessem a seriedade de tal ato. Sua terra não era para ter sangue a contaminá-la. Era uma terra santa. Por isso Deus providencia estas cidades para onde uma pessoa fugisse caso tivesse morto alguém sem querer. Elas eram chamadas de "cidades de refúcio". Ninguém poderia estar a mais de 32 quilômetros de uma dessas cidades na terra. Números </text:span><text:a xlink:type="simple" xlink:href="https://www.bibliaonline.com.br/acf/nm/15" text:style-name="Internet_20_link" text:visited-style-name="Visited_20_Internet_20_Link"><text:span text:style-name="T1">capítulo 15</text:span></text:a><text:span text:style-name="T1"> acrescenta 3 outras cidades do outro lado do rio Jordão.</text:span></text:p>
        <text:p text:style-name="P1"/>
        <text:p text:style-name="P1"><text:a xlink:type="simple" xlink:href="http://bibliaonline.com.br/acf/dt/19/11-13" text:style-name="Internet_20_link" text:visited-style-name="Visited_20_Internet_20_Link"><text:span text:style-name="T1">Dt 19:11-13</text:span></text:a><text:span text:style-name="T1"> Todavia não poderia ser demonstrada piedade para qualquer pessoa que deliberadamente derramasse o sangue alheio. Essa pessoa devia morrer. Que diferença de hoje!</text:span></text:p>
        <text:p text:style-name="P1"/>
        <text:p text:style-name="P1"><text:a xlink:type="simple" xlink:href="http://bibliaonline.com.br/acf/dt/19/15-21" text:style-name="Internet_20_link" text:visited-style-name="Visited_20_Internet_20_Link"><text:span text:style-name="T1">Dt 19:15-21</text:span></text:a><text:span text:style-name="T1"> As testemunhas deviam ser verdadeiras. Não podiam se calar caso soubessem que algo de errado tinha sido feito. Se uma pessoa contasse uma história falsa sobre outra pessoa, o castigo com que aquela pessoa tivesse sido castigada devia </text:span><text:soft-page-break/><text:span text:style-name="T1">ser o mesmo a ser aplicado em quem contou a história falsa!</text:span></text:p>
        <text:p text:style-name="P1"/>
        <text:h text:style-name="P8" text:outline-level="2"><text:bookmark-start text:name="__RefHeading___Toc2616_1522826305"/>#299<text:bookmark-end text:name="__RefHeading___Toc2616_1522826305"/></text:h>
        <text:p text:style-name="P1"/>
        <text:p text:style-name="P3">Os ganhadores de almas não são ganhadores de alma por causa do que conhecem, mas por causa dAquele que eles conhecem, e do quanto que O conhecem, e do quanto almejam que os outros O conheçam.</text:p>
        <text:p text:style-name="P1"/>
        <text:h text:style-name="P7" text:outline-level="2"><text:bookmark-start text:name="__RefHeading___Toc2618_1522826305"/><text:a xlink:type="simple" xlink:href="http://bibliaonline.com.br/acf/dt/20" text:style-name="Internet_20_link" text:visited-style-name="Visited_20_Internet_20_Link"><text:span text:style-name="T1">DEUTERONÔMIO 20</text:span></text:a><text:bookmark-end text:name="__RefHeading___Toc2618_1522826305"/></text:h>
        <text:p text:style-name="P1"/>
        <text:p text:style-name="P1"><text:a xlink:type="simple" xlink:href="http://bibliaonline.com.br/acf/dt/20/1-4" text:style-name="Internet_20_link" text:visited-style-name="Visited_20_Internet_20_Link"><text:span text:style-name="T1">Dt 20:1-4</text:span></text:a><text:span text:style-name="T1"> Isto iria parecer difícil de acreditar, que o amável e terno Deus que conhecemos, podia ser a mesma Pessoa de Quem lemos aqui, incitando o povo à guerra! Talvez </text:span><text:a xlink:type="simple" xlink:href="http://bibliaonline.com.br/acf/1co/15/46" text:style-name="Internet_20_link" text:visited-style-name="Visited_20_Internet_20_Link"><text:span text:style-name="T1">1 Co 15:46</text:span></text:a><text:span text:style-name="T1"> e </text:span><text:a xlink:type="simple" xlink:href="http://bibliaonline.com.br/acf/1co/10/11" text:style-name="Internet_20_link" text:visited-style-name="Visited_20_Internet_20_Link"><text:span text:style-name="T1">10:11</text:span></text:a><text:span text:style-name="T1"> nos ajude nisto. O Senhor está nos ensinando lições em nossa nova vida espiritual por intermédio das lições do Antigo Testamento.</text:span></text:p>
        <text:p text:style-name="P1"/>
        <text:p text:style-name="P1"><text:span text:style-name="T1">Os inimigos de Israel eram as nações que viviam ao redor deles, cerca de 14 delas... nossos inimigos são aqueles ao nosso redor que Satanás usa para nos atrair de volta para o mundo do qual o Senhor nos tirou. Leia Ef </text:span><text:a xlink:type="simple" xlink:href="http://bibliaonline.com.br/acf/ef/6/11-12" text:style-name="Internet_20_link" text:visited-style-name="Visited_20_Internet_20_Link"><text:span text:style-name="T1">6:11 e 12</text:span></text:a><text:span text:style-name="T1">. Você consegue ver? Não era uma questão de quão bem eles podiam lutar, ou de quão boas fossem suas armas, mas de entenderem que Deus era seu Líder e sua força. (Precisamos entender isto também).</text:span></text:p>
        <text:p text:style-name="P1"/>
        <text:p text:style-name="P1"><text:a xlink:type="simple" xlink:href="http://bibliaonline.com.br/acf/dt/20/5-9" text:style-name="Internet_20_link" text:visited-style-name="Visited_20_Internet_20_Link"><text:span text:style-name="T1">Dt 20:5-9</text:span></text:a><text:span text:style-name="T1"> Repare com que cuidado Deus providencia para qualquer situação. Aqueles que tinham medo não eram dignos de participar da batalha.</text:span></text:p>
        <text:p text:style-name="P1"/>
        <text:p text:style-name="P1"><text:a xlink:type="simple" xlink:href="http://bibliaonline.com.br/acf/dt/20/10-11" text:style-name="Internet_20_link" text:visited-style-name="Visited_20_Internet_20_Link"><text:span text:style-name="T1">Dt 20:10-11</text:span></text:a><text:span text:style-name="T1"> Deus não se alegrava com as batalhas. Mas Ele iria lhes dar toda a terra.</text:span></text:p>
        <text:p text:style-name="P1"/>
        <text:p text:style-name="P1"><text:a xlink:type="simple" xlink:href="http://bibliaonline.com.br/acf/dt/20/13-15" text:style-name="Internet_20_link" text:visited-style-name="Visited_20_Internet_20_Link"><text:span text:style-name="T1">Dt 20:13-15</text:span></text:a><text:span text:style-name="T1"> Como tratar as nações que estivessem longe de Israel.</text:span></text:p>
        <text:p text:style-name="P1"/>
        <text:p text:style-name="P1"><text:a xlink:type="simple" xlink:href="http://bibliaonline.com.br/acf/dt/20/16-20" text:style-name="Internet_20_link" text:visited-style-name="Visited_20_Internet_20_Link"><text:span text:style-name="T1">Dt 20:16-20</text:span></text:a><text:span text:style-name="T1"> Como tratar aqueles na terra que eles iriam possuir.</text:span></text:p>
        <text:p text:style-name="P1"/>
        <text:h text:style-name="P8" text:outline-level="2"><text:bookmark-start text:name="__RefHeading___Toc2620_1522826305"/>#300<text:bookmark-end text:name="__RefHeading___Toc2620_1522826305"/></text:h>
        <text:p text:style-name="P1"/>
        <text:p text:style-name="P3">Nosso poder em atrair outros ao Senhor reside principalmente no gozo e na comunhão <text:soft-page-break/>que nós mesmos temos com Ele.</text:p>
        <text:p text:style-name="P1"/>
        <text:h text:style-name="P7" text:outline-level="2"><text:bookmark-start text:name="__RefHeading___Toc2622_1522826305"/><text:a xlink:type="simple" xlink:href="http://bibliaonline.com.br/acf/dt/21/1-14" text:style-name="Internet_20_link" text:visited-style-name="Visited_20_Internet_20_Link"><text:span text:style-name="T1">DEUTERONÔMIO 21, Vers. 1-14</text:span></text:a><text:bookmark-end text:name="__RefHeading___Toc2622_1522826305"/></text:h>
        <text:p text:style-name="P1"/>
        <text:p text:style-name="P1"><text:a xlink:type="simple" xlink:href="http://bibliaonline.com.br/acf/dt/21/1-9" text:style-name="Internet_20_link" text:visited-style-name="Visited_20_Internet_20_Link"><text:span text:style-name="T1">Dt 21:1-9</text:span></text:a><text:span text:style-name="T1"> São dadas instruções completas para seu comportamento. Quando alguém fosse encontrado assassinado, isto era o que deviam fazer. Nada importante era deixado para eles decidirem. Mas podemos enxergar uma razão maior para estes detalhes... Deus sempre teve Cristo em Seus pensamentos quando as Escrituras foram redigidas. O homem morto pode ser uma figura de Cristo. Todos (exceto o crente) ainda hoje, negam a responsabilidade de Sua crucificação. A distância para a cidade mais próxima devia ser medida. Deus olha para o mundo, e vê Israel como o mais próximo do Homem crucificado. Durante os sete anos que se seguem aos crentes sendo levados para o céu, um pequeno grupo (remanescente) em Israel irá crer. E embora a terra seja tida por culpada (mesmo que as pessoas que lá habitam hoje não tenham crucificado o Senhor Jesus), um substituto deve ser encontrado, </text:span><text:a xlink:type="simple" xlink:href="http://bibliaonline.com.br/acf/dt/21/4" text:style-name="Internet_20_link" text:visited-style-name="Visited_20_Internet_20_Link"><text:span text:style-name="T1">vers. 4</text:span></text:a><text:span text:style-name="T1">. O pecado deve ser julgado antes que os pecados possam ser perdoados. Cristo é mais uma vez visto aqui. A novilha é um tipo do Senhor Jesus, o Substituto para o pecado da pessoa que havia morto o homem. Uma figura deste mundo desolado. (No futuro o pequeno remanescente irá entender que o Cristo, seu Messias, morreu para a redenção e libertação deles.)</text:span></text:p>
        <text:p text:style-name="P1"/>
        <text:p text:style-name="P1"><text:a xlink:type="simple" xlink:href="http://bibliaonline.com.br/acf/dt/21/10-14" text:style-name="Internet_20_link" text:visited-style-name="Visited_20_Internet_20_Link"><text:span text:style-name="T1">Dt 21:10-14</text:span></text:a><text:span text:style-name="T1"> Uma figura do relacionamento original do Senhor com Israel. Ele havia escolhido Israel para Si, tirando-o de entre todos os povos do mundo. Mas... Israel foi infiel e O rejeitou -- (</text:span><text:a xlink:type="simple" xlink:href="https://www.bibliaonline.com.br/acf/dt/24" text:style-name="Internet_20_link" text:visited-style-name="Visited_20_Internet_20_Link"><text:span text:style-name="T1">Capítulo 24</text:span></text:a><text:span text:style-name="T1"> irá tratar mais disto.) Todavia, não é ainda o fim dessa pessoa infiel. Se você tiver tempo, leia Isaías </text:span><text:a xlink:type="simple" xlink:href="https://www.bibliaonline.com.br/acf/is/62" text:style-name="Internet_20_link" text:visited-style-name="Visited_20_Internet_20_Link"><text:span text:style-name="T1">capítulo 62</text:span></text:a><text:span text:style-name="T1"> para a conclusão da história que vai acontecer após os crentes (a noiva celestial) ter sida levada para estar com Cristo. Então o Senhor irá cumprir as promessas que fez a Israel no passado. Mas Ele lhes dará então um novo coração pois Ele pagou por todas as infidelidades deles ao derramar Seu sangue por eles. Leia </text:span><text:a xlink:type="simple" xlink:href="http://bibliaonline.com.br/acf/jr/31/31-34" text:style-name="Internet_20_link" text:visited-style-name="Visited_20_Internet_20_Link"><text:span text:style-name="T1">Jr 31:31-34</text:span></text:a><text:span text:style-name="T1"> e </text:span><text:a xlink:type="simple" xlink:href="http://bibliaonline.com.br/acf/hb/8/9-13" text:style-name="Internet_20_link" text:visited-style-name="Visited_20_Internet_20_Link"><text:span text:style-name="T1">Hb 8:9-13</text:span></text:a><text:span text:style-name="T1">. Quanta graça!</text:span></text:p>
        <text:p text:style-name="P1"/>
        <text:h text:style-name="P8" text:outline-level="2"><text:bookmark-start text:name="__RefHeading___Toc2624_1522826305"/>#301<text:bookmark-end text:name="__RefHeading___Toc2624_1522826305"/></text:h>
        <text:p text:style-name="P1"/>
        <text:p text:style-name="P3">Um homem disse certa vez, "levou 4 anos para conseguir fazer faculdade e 40 anos para esquecê-la".</text:p>
        <text:p text:style-name="P1"><text:soft-page-break/></text:p>
        <text:h text:style-name="P7" text:outline-level="2"><text:bookmark-start text:name="__RefHeading___Toc2626_1522826305"/><text:a xlink:type="simple" xlink:href="http://bibliaonline.com.br/acf/dt/21/15-23" text:style-name="Internet_20_link" text:visited-style-name="Visited_20_Internet_20_Link"><text:span text:style-name="T1">DEUTERONÔMIO 21, Vers. 15-23</text:span></text:a><text:bookmark-end text:name="__RefHeading___Toc2626_1522826305"/></text:h>
        <text:p text:style-name="P1"/>
        <text:p text:style-name="P1"><text:a xlink:type="simple" xlink:href="http://bibliaonline.com.br/acf/dt/21/15-17" text:style-name="Internet_20_link" text:visited-style-name="Visited_20_Internet_20_Link"><text:span text:style-name="T1">Dt 21:15-17</text:span></text:a><text:span text:style-name="T1"> A esposa que não é amada é uma figura de Israel, aquela que Deus escolheu primeiro. Por causa de seu pecado, ao crucificar Jesus, eles precisaram ser expulsos (Israel hoje). Por isso Deus Se volta para nós, os Gentios (a esposa amada); a única e celestial noiva de Cristo. Atos </text:span><text:a xlink:type="simple" xlink:href="https://www.bibliaonline.com.br/acf/atos/28/26-28" text:style-name="Internet_20_link" text:visited-style-name="Visited_20_Internet_20_Link"><text:span text:style-name="T1">28:26-28</text:span></text:a><text:span text:style-name="T1">. Não obstante, após os crentes serem levados para o céu, Deus irá mais uma vez tratar de Seu povo terrenal. De um certo modo, o filho da que parecia estar rejeitada, deve ser aquele que receberá a herança na terra.</text:span></text:p>
        <text:p text:style-name="P1"/>
        <text:p text:style-name="P1"><text:a xlink:type="simple" xlink:href="http://bibliaonline.com.br/acf/dt/21/18-21" text:style-name="Internet_20_link" text:visited-style-name="Visited_20_Internet_20_Link"><text:span text:style-name="T1">Dt 21:18-21</text:span></text:a><text:span text:style-name="T1"> Uma figura de Israel, como uma nação, a qual foi o filho rebelde de Deus. Eles serão aqueles que serão punidos e destruídos no final da tribulação - </text:span><text:a xlink:type="simple" xlink:href="http://bibliaonline.com.br/acf/dt/21/19-21" text:style-name="Internet_20_link" text:visited-style-name="Visited_20_Internet_20_Link"><text:span text:style-name="T1">vers. 19-21</text:span></text:a><text:span text:style-name="T1">.</text:span></text:p>
        <text:p text:style-name="P1"/>
        <text:p text:style-name="P1"><text:a xlink:type="simple" xlink:href="http://bibliaonline.com.br/acf/dt/21/22-23" text:style-name="Internet_20_link" text:visited-style-name="Visited_20_Internet_20_Link"><text:span text:style-name="T1">Dt 21:22-23</text:span></text:a><text:span text:style-name="T1"> Cristo foi pendurado em um madeiro - 1 Pd </text:span><text:a xlink:type="simple" xlink:href="http://bibliaonline.com.br/acf/1pe/2/24" text:style-name="Internet_20_link" text:visited-style-name="Visited_20_Internet_20_Link"><text:span text:style-name="T1">2:24</text:span></text:a><text:span text:style-name="T1">. Ele foi feito maldição por nós - </text:span><text:a xlink:type="simple" xlink:href="http://bibliaonline.com.br/acf/gl/3/13" text:style-name="Internet_20_link" text:visited-style-name="Visited_20_Internet_20_Link"><text:span text:style-name="T1">Gl 3:13</text:span></text:a><text:span text:style-name="T1">.</text:span></text:p>
        <text:p text:style-name="P1"/>
        <text:h text:style-name="P8" text:outline-level="2"><text:bookmark-start text:name="__RefHeading___Toc2628_1522826305"/>#302<text:bookmark-end text:name="__RefHeading___Toc2628_1522826305"/></text:h>
        <text:p text:style-name="P1"/>
        <text:p text:style-name="P3">MOISÉS ficou... 40 anos achando que era alguma coisa; 40 anos aprendendo que não era nada; 40 anos descobrindo que Deus era tudo.</text:p>
        <text:p text:style-name="P1"/>
        <text:h text:style-name="P7" text:outline-level="2"><text:bookmark-start text:name="__RefHeading___Toc2630_1522826305"/><text:a xlink:type="simple" xlink:href="http://bibliaonline.com.br/acf/dt/22" text:style-name="Internet_20_link" text:visited-style-name="Visited_20_Internet_20_Link"><text:span text:style-name="T1">DEUTERONÔMIO 22</text:span></text:a><text:bookmark-end text:name="__RefHeading___Toc2630_1522826305"/></text:h>
        <text:p text:style-name="P1"/>
        <text:p text:style-name="P3">Um lampejo do terno amor de Deus.</text:p>
        <text:p text:style-name="P1"/>
        <text:p text:style-name="P1"><text:a xlink:type="simple" xlink:href="http://bibliaonline.com.br/acf/dt/22/6-8" text:style-name="Internet_20_link" text:visited-style-name="Visited_20_Internet_20_Link"><text:span text:style-name="T1">Dt 22:6-8</text:span></text:a><text:span text:style-name="T1"> Um parapeito é como uma cerca. Nós crentes devemos ter cuidado para não ensinar ou dizer a outros crentes coisas que não estejam de acordo com a Palavra de Deus. Se o fizermos estaremos fazendo com que caiam do telhado de nossa casa.</text:span></text:p>
        <text:p text:style-name="P1"/>
        <text:p text:style-name="P1"><text:a xlink:type="simple" xlink:href="http://bibliaonline.com.br/acf/dt/22/9-12" text:style-name="Internet_20_link" text:visited-style-name="Visited_20_Internet_20_Link"><text:span text:style-name="T1">Dt 22:9-12</text:span></text:a><text:span text:style-name="T1"> Deus odeia mistura. Satanás está nos dizendo o tempo todo que a mistura é largueza de espírito e tolerância; </text:span><text:a xlink:type="simple" xlink:href="http://bibliaonline.com.br/acf/2co/6/14-18" text:style-name="Internet_20_link" text:visited-style-name="Visited_20_Internet_20_Link"><text:span text:style-name="T1">2 Co 6:14-18</text:span></text:a><text:span text:style-name="T1">. A desobediência embaça nossos olhos espirituais.</text:span></text:p>
        <text:p text:style-name="P1"/>
        <text:p text:style-name="P1"><text:soft-page-break/><text:a xlink:type="simple" xlink:href="http://bibliaonline.com.br/acf/dt/22/13-30" text:style-name="Internet_20_link" text:visited-style-name="Visited_20_Internet_20_Link"><text:span text:style-name="T1">Dt 22:13-30</text:span></text:a><text:span text:style-name="T1"> "Por que iria Deus inspirar estas palavras?" Bem, abra em </text:span><text:a xlink:type="simple" xlink:href="http://bibliaonline.com.br/acf/1co/10/11" text:style-name="Internet_20_link" text:visited-style-name="Visited_20_Internet_20_Link"><text:span text:style-name="T1">1 Co 10:11</text:span></text:a><text:span text:style-name="T1"> e </text:span><text:a xlink:type="simple" xlink:href="http://bibliaonline.com.br/acf/rm/15/4" text:style-name="Internet_20_link" text:visited-style-name="Visited_20_Internet_20_Link"><text:span text:style-name="T1">Rm 15:4</text:span></text:a><text:span text:style-name="T1"> para se assegurar de que Ele as inspirou. Para nos ensinar do que nosso coração é capaz, se formos deixados para agir por nós mesmos. Trata-se de profundezas morais às quais o crente pode se agarrar se temos um compromisso com a verdade, </text:span><text:a xlink:type="simple" xlink:href="http://bibliaonline.com.br/acf/1co/5/8" text:style-name="Internet_20_link" text:visited-style-name="Visited_20_Internet_20_Link"><text:span text:style-name="T1">1 Co 5:8</text:span></text:a><text:span text:style-name="T1">.</text:span></text:p>
        <text:p text:style-name="P1"/>
        <text:h text:style-name="P8" text:outline-level="2"><text:bookmark-start text:name="__RefHeading___Toc2632_1522826305"/>#303<text:bookmark-end text:name="__RefHeading___Toc2632_1522826305"/></text:h>
        <text:p text:style-name="P1"/>
        <text:p text:style-name="P3">O segredo do verdadeiro serviço é a verdadeira humildade.</text:p>
        <text:p text:style-name="P1"/>
        <text:h text:style-name="P7" text:outline-level="2"><text:bookmark-start text:name="__RefHeading___Toc2634_1522826305"/><text:a xlink:type="simple" xlink:href="http://bibliaonline.com.br/acf/dt/23" text:style-name="Internet_20_link" text:visited-style-name="Visited_20_Internet_20_Link"><text:span text:style-name="T1">DEUTERONÔMIO 23</text:span></text:a><text:bookmark-end text:name="__RefHeading___Toc2634_1522826305"/></text:h>
        <text:p text:style-name="P1"/>
        <text:p text:style-name="P1"><text:span text:style-name="T1">Aqui vemos quão cuidadoso Deus é ao tratar com as pessoas. Um Deus Justo e Salvador! </text:span><text:a xlink:type="simple" xlink:href="http://bibliaonline.com.br/acf/is/45/21" text:style-name="Internet_20_link" text:visited-style-name="Visited_20_Internet_20_Link"><text:span text:style-name="T1">Is 45:21</text:span></text:a><text:span text:style-name="T1">. Ele não faz distinção, e nem discrimina.</text:span></text:p>
        <text:p text:style-name="P1"/>
        <text:p text:style-name="P1"><text:a xlink:type="simple" xlink:href="http://bibliaonline.com.br/acf/dt/23/1-6" text:style-name="Internet_20_link" text:visited-style-name="Visited_20_Internet_20_Link"><text:span text:style-name="T1">Dt 23:1-6</text:span></text:a><text:span text:style-name="T1"> O Senhor dá instruções cuidadosas a cada indivíduo em SUA congregação. Eles podiam desobedecer, e sair para se casar com alguém fora do arraial de Israel. Mas era desobediência do mesmo modo, e Deus não a iria ignorar (</text:span><text:a xlink:type="simple" xlink:href="http://bibliaonline.com.br/acf/lc/11/50,51" text:style-name="Internet_20_link" text:visited-style-name="Visited_20_Internet_20_Link"><text:span text:style-name="T1">Lc 11:50, 51</text:span></text:a><text:span text:style-name="T1">).</text:span></text:p>
        <text:p text:style-name="P1"/>
        <text:p text:style-name="P1"><text:a xlink:type="simple" xlink:href="http://bibliaonline.com.br/acf/dt/23/7" text:style-name="Internet_20_link" text:visited-style-name="Visited_20_Internet_20_Link"><text:span text:style-name="T1">Dt 23:7</text:span></text:a><text:span text:style-name="T1"> Deus lembra e também esquece. Aqui Ele se lembra de que uma vez os Israelitas tinham um lar no Egito. Mas Ele diz a nós crentes que Ele nunca mais irá se lembrar de nossos pecados - </text:span><text:a xlink:type="simple" xlink:href="http://bibliaonline.com.br/acf/hb/10/17" text:style-name="Internet_20_link" text:visited-style-name="Visited_20_Internet_20_Link"><text:span text:style-name="T1">Hb 10:17</text:span></text:a><text:span text:style-name="T1">. Nossa responsabilidade é obedecer a Deus. Se formos obedientes entenderemos. Se fazemos algo por pensarmos que é certo, então o crédito é nosso. Mas quando agimos porque a Palavra de Deus nos diz, então damos glória a Deus. Eles tinham Deus no meio de seu arraial, portanto deviam deixá-lo limpo. Nós crentes devemos agir na consciência de que o Senhor está no nosso meio. Fazemos assim?</text:span></text:p>
        <text:p text:style-name="P1"/>
        <text:h text:style-name="P8" text:outline-level="2"><text:bookmark-start text:name="__RefHeading___Toc2636_1522826305"/>#304<text:bookmark-end text:name="__RefHeading___Toc2636_1522826305"/></text:h>
        <text:p text:style-name="P1"/>
        <text:p text:style-name="P3">Se a nossa disposição para com os homens não é a mesma que Deus tem, como podemos ser eficazes como Suas testemunhas?</text:p>
        <text:p text:style-name="P1"/>
        <text:h text:style-name="P7" text:outline-level="2"><text:bookmark-start text:name="__RefHeading___Toc2638_1522826305"/><text:soft-page-break/><text:a xlink:type="simple" xlink:href="http://bibliaonline.com.br/acf/dt/24" text:style-name="Internet_20_link" text:visited-style-name="Visited_20_Internet_20_Link"><text:span text:style-name="T1">DEUTERONÔMIO 24</text:span></text:a><text:bookmark-end text:name="__RefHeading___Toc2638_1522826305"/></text:h>
        <text:p text:style-name="P1"/>
        <text:p text:style-name="P1"><text:span text:style-name="T1">Instruções sobre o assunto do divórcio. No Antigo Testamento o homem está sendo provado. Deus está procurando para ver se pode achar algum que irá obedecê-Lo. Ele não encontra nenhum. Foi só quando Cristo veio que foi encontrado Um! Nós crentes estamos em uma posição completamente diferente. Um crente no Senhor Jesus Cristo já não pertence à família de Adão. Leia </text:span><text:a xlink:type="simple" xlink:href="http://bibliaonline.com.br/acf/2co/5/17" text:style-name="Internet_20_link" text:visited-style-name="Visited_20_Internet_20_Link"><text:span text:style-name="T1">2 Co 5:17</text:span></text:a><text:span text:style-name="T1">. Ele pertence ao Segundo Adão, o Segundo Homem - Cristo. Se essas pessoas deviam levar outras em consideração (vers. </text:span><text:a xlink:type="simple" xlink:href="https://www.bibliaonline.com.br/acf/dt/24/10-22" text:style-name="Internet_20_link" text:visited-style-name="Visited_20_Internet_20_Link"><text:span text:style-name="T1">10:22</text:span></text:a><text:span text:style-name="T1">) quanto mais nós que recebemos a graça de Deus!</text:span></text:p>
        <text:p text:style-name="P1"/>
        <text:h text:style-name="P8" text:outline-level="2"><text:bookmark-start text:name="__RefHeading___Toc2640_1522826305"/>#305<text:bookmark-end text:name="__RefHeading___Toc2640_1522826305"/></text:h>
        <text:p text:style-name="P1"/>
        <text:p text:style-name="P3">O que vem do Espírito é sempre uno.</text:p>
        <text:p text:style-name="P1"/>
        <text:h text:style-name="P7" text:outline-level="2"><text:bookmark-start text:name="__RefHeading___Toc2642_1522826305"/><text:a xlink:type="simple" xlink:href="http://bibliaonline.com.br/acf/dt/25" text:style-name="Internet_20_link" text:visited-style-name="Visited_20_Internet_20_Link"><text:span text:style-name="T1">DEUTERONÔMIO 25</text:span></text:a><text:bookmark-end text:name="__RefHeading___Toc2642_1522826305"/></text:h>
        <text:p text:style-name="P1"/>
        <text:p text:style-name="P3">As instruções chegam aos mínimos detalhes da vida diária. (Quão cuidadosos devemos ser em cada detalhe de nossa vida!).</text:p>
        <text:p text:style-name="P1"/>
        <text:p text:style-name="P1"><text:a xlink:type="simple" xlink:href="http://bibliaonline.com.br/acf/dt/25/4" text:style-name="Internet_20_link" text:visited-style-name="Visited_20_Internet_20_Link"><text:span text:style-name="T1">Dt 25:4</text:span></text:a><text:span text:style-name="T1"> Até mesmo o pobre e laborioso boi não deve ter uma mordaça na boca quando trabalha. (2 Co </text:span><text:a xlink:type="simple" xlink:href="http://bibliaonline.com.br/acf/2co/9/9" text:style-name="Internet_20_link" text:visited-style-name="Visited_20_Internet_20_Link"><text:span text:style-name="T1">9:9</text:span></text:a><text:span text:style-name="T1">).</text:span></text:p>
        <text:p text:style-name="P1"/>
        <text:p text:style-name="P1"><text:a xlink:type="simple" xlink:href="http://bibliaonline.com.br/acf/dt/25/13" text:style-name="Internet_20_link" text:visited-style-name="Visited_20_Internet_20_Link"><text:span text:style-name="T1">Dt 25:13</text:span></text:a><text:span text:style-name="T1"> A desonestidade por ter a balança errada.</text:span></text:p>
        <text:p text:style-name="P1"/>
        <text:p text:style-name="P1"><text:a xlink:type="simple" xlink:href="http://bibliaonline.com.br/acf/dt/25/16" text:style-name="Internet_20_link" text:visited-style-name="Visited_20_Internet_20_Link"><text:span text:style-name="T1">Dt 25:16</text:span></text:a><text:span text:style-name="T1"> Deus detesta a injustiça. (</text:span><text:a xlink:type="simple" xlink:href="http://bibliaonline.com.br/acf/rm/3/6" text:style-name="Internet_20_link" text:visited-style-name="Visited_20_Internet_20_Link"><text:span text:style-name="T1">Rm 3:6</text:span></text:a><text:span text:style-name="T1">).</text:span></text:p>
        <text:p text:style-name="P1"/>
        <text:p text:style-name="P1"><text:a xlink:type="simple" xlink:href="http://bibliaonline.com.br/acf/dt/25/17-19" text:style-name="Internet_20_link" text:visited-style-name="Visited_20_Internet_20_Link"><text:span text:style-name="T1">Dt 25:17-19</text:span></text:a><text:span text:style-name="T1"> "Deus pede conta do que passou" - </text:span><text:a xlink:type="simple" xlink:href="http://bibliaonline.com.br/acf/ec/3/15" text:style-name="Internet_20_link" text:visited-style-name="Visited_20_Internet_20_Link"><text:span text:style-name="T1">Ec 3:15</text:span></text:a><text:span text:style-name="T1">. As pessoas costumam confundir aquilo que Deus lembra com aquilo que Ele esquece. Se formos crentes descuidados, Deus certamente irá nos deixar cometer erros tolos, mas sempre porque nos ama.</text:span></text:p>
        <text:p text:style-name="P1"/>
        <text:p text:style-name="P3">Os Capítulos 22-15 nos deram ilustrações de quão cuidadosos deveríamos ser em cada aspecto de nossa vida diária como crentes.</text:p>
        <text:p text:style-name="P1"/>
        <text:h text:style-name="P8" text:outline-level="2"><text:bookmark-start text:name="__RefHeading___Toc2644_1522826305"/><text:soft-page-break/>#306<text:bookmark-end text:name="__RefHeading___Toc2644_1522826305"/></text:h>
        <text:p text:style-name="P1"/>
        <text:p text:style-name="P3">Por que nem sempre concordamos? Porque minha vontade própria opera.</text:p>
        <text:p text:style-name="P1"/>
        <text:h text:style-name="P7" text:outline-level="2"><text:bookmark-start text:name="__RefHeading___Toc2646_1522826305"/><text:a xlink:type="simple" xlink:href="http://bibliaonline.com.br/acf/dt/26" text:style-name="Internet_20_link" text:visited-style-name="Visited_20_Internet_20_Link"><text:span text:style-name="T1">DEUTERONÔMIO 26</text:span></text:a><text:bookmark-end text:name="__RefHeading___Toc2646_1522826305"/></text:h>
        <text:p text:style-name="P1"/>
        <text:p text:style-name="P3">O capítulo de hoje se eleva ao nível das ilustrações do mais alto privilégio da vida na terra, a adoração a Deus.</text:p>
        <text:p text:style-name="P1"/>
        <text:p text:style-name="P1"><text:a xlink:type="simple" xlink:href="http://bibliaonline.com.br/acf/dt/26/1-4" text:style-name="Internet_20_link" text:visited-style-name="Visited_20_Internet_20_Link"><text:span text:style-name="T1">Dt 26:1-4</text:span></text:a><text:span text:style-name="T1"> A adorável historia do povo levando uma cesta do primeiro fruto colhido na maravilhosa terra da promessa na qual eles agora estavam para entrar. Repare nestas três afirmações... (1) "entrarás", (2) "possuirás", e (3) "habitarás". Saiamos e saiamos para Cristo. Este é o cumprimento das sete promessas que Deus havia feito 40 anos antes (Leia em </text:span><text:a xlink:type="simple" xlink:href="http://bibliaonline.com.br/acf/ex/6" text:style-name="Internet_20_link" text:visited-style-name="Visited_20_Internet_20_Link"><text:span text:style-name="T1">Êx 6</text:span></text:a><text:span text:style-name="T1">). Nossa vida demonstra o quanto estamos crendo em Deus.</text:span></text:p>
        <text:p text:style-name="P1"/>
        <text:p text:style-name="P1"><text:a xlink:type="simple" xlink:href="http://bibliaonline.com.br/acf/dt/26/3" text:style-name="Internet_20_link" text:visited-style-name="Visited_20_Internet_20_Link"><text:span text:style-name="T1">Dt 26:3</text:span></text:a><text:span text:style-name="T1"> Devemos dar os 3 passos mencionados acima, para desfrutarmos (não para receber) nossas bênçãos celestiais, e deste modo levar uma adoração genuína a Deus. O Israelita não oferecia a cesta de primícias para poder entrar na terra, mas por estar na terra. Com frequência desfrutamos de nossa bênção mas somos tão negligentes com nossa devoção a Cristo.</text:span></text:p>
        <text:p text:style-name="P1"/>
        <text:p text:style-name="P1"><text:a xlink:type="simple" xlink:href="http://bibliaonline.com.br/acf/dt/26/1-11" text:style-name="Internet_20_link" text:visited-style-name="Visited_20_Internet_20_Link"><text:span text:style-name="T1">Dt 26:1-11</text:span></text:a><text:span text:style-name="T1"> Eles deviam levar as primícias que colhiam para o Senhor (Cristo é nossa "primícia" - </text:span><text:a xlink:type="simple" xlink:href="http://bibliaonline.com.br/acf/1co/15/20" text:style-name="Internet_20_link" text:visited-style-name="Visited_20_Internet_20_Link"><text:span text:style-name="T1">1 Co 15:20</text:span></text:a><text:span text:style-name="T1">. A verdadeira adoração é apresentar Cristo a Deus. Há três passos maravilhosos em nossa vida nestes versículos).</text:span></text:p>
        <text:p text:style-name="P1"/>
        <text:p text:style-name="P1"><text:a xlink:type="simple" xlink:href="http://bibliaonline.com.br/acf/dt/26/3" text:style-name="Internet_20_link" text:visited-style-name="Visited_20_Internet_20_Link"><text:span text:style-name="T1">Dt 26:3</text:span></text:a><text:span text:style-name="T1"> Primeiro, confessar que agora temos todas as nossas bênçãos - </text:span><text:a xlink:type="simple" xlink:href="http://bibliaonline.com.br/acf/ef/1/13" text:style-name="Internet_20_link" text:visited-style-name="Visited_20_Internet_20_Link"><text:span text:style-name="T1">Ef 1:13</text:span></text:a><text:span text:style-name="T1">.</text:span></text:p>
        <text:p text:style-name="P1"/>
        <text:p text:style-name="P1"><text:a xlink:type="simple" xlink:href="http://bibliaonline.com.br/acf/dt/26/16" text:style-name="Internet_20_link" text:visited-style-name="Visited_20_Internet_20_Link"><text:span text:style-name="T1">Dt 26:16</text:span></text:a><text:span text:style-name="T1"> Segundo, confessar em que miséria estávamos antes de conhecermos a Cristo como nosso Salvador.</text:span></text:p>
        <text:p text:style-name="P1"/>
        <text:p text:style-name="P1"><text:a xlink:type="simple" xlink:href="http://bibliaonline.com.br/acf/dt/26/11" text:style-name="Internet_20_link" text:visited-style-name="Visited_20_Internet_20_Link"><text:span text:style-name="T1">Dt 26:11</text:span></text:a><text:span text:style-name="T1"> Terceiro, desfrutar de nossas bênçãos com Deus. Então a consideração e graça fluem para com os outros.</text:span></text:p>
        <text:p text:style-name="P1"/>
        <text:p text:style-name="P1"><text:a xlink:type="simple" xlink:href="http://bibliaonline.com.br/acf/dt/26/12-15" text:style-name="Internet_20_link" text:visited-style-name="Visited_20_Internet_20_Link"><text:span text:style-name="T1">Dt 26:12-15</text:span></text:a><text:span text:style-name="T1"> Alguns crentes costumam dar o dízimo - dar uma porcentagem do que </text:span><text:soft-page-break/><text:span text:style-name="T1">ganham a quem acham que mereça receber. Nisto existem dois perigos - (1) nos colocarmos novamente sob a lei. Há instruções claras em </text:span><text:a xlink:type="simple" xlink:href="http://bibliaonline.com.br/acf/1co/16/2" text:style-name="Internet_20_link" text:visited-style-name="Visited_20_Internet_20_Link"><text:span text:style-name="T1">1 Co 16:2</text:span></text:a><text:span text:style-name="T1">. Nenhuma menção é feita ao dízimo. (Segundo perigo), nos esquecermos de que tudo o que temos é do Senhor - </text:span><text:a xlink:type="simple" xlink:href="http://bibliaonline.com.br/acf/1co/6/19-20" text:style-name="Internet_20_link" text:visited-style-name="Visited_20_Internet_20_Link"><text:span text:style-name="T1">1 Co 6:19-20</text:span></text:a><text:span text:style-name="T1">. Ele quer nosso coração por inteiro, não apenas parte dele. A adoração vem primeiro. Depois o cuidado para com os outros.</text:span></text:p>
        <text:p text:style-name="P1"/>
        <text:h text:style-name="P8" text:outline-level="2"><text:bookmark-start text:name="__RefHeading___Toc2648_1522826305"/>#307<text:bookmark-end text:name="__RefHeading___Toc2648_1522826305"/></text:h>
        <text:p text:style-name="P1"/>
        <text:p text:style-name="P3">Se tivéssemos apenas o que aprendemos das Escrituras, seríamos todos iguais.</text:p>
        <text:p text:style-name="P1"/>
        <text:h text:style-name="P7" text:outline-level="2"><text:bookmark-start text:name="__RefHeading___Toc2650_1522826305"/><text:a xlink:type="simple" xlink:href="http://bibliaonline.com.br/acf/dt/27/1-10" text:style-name="Internet_20_link" text:visited-style-name="Visited_20_Internet_20_Link"><text:span text:style-name="T1">DEUTERONÔMIO 27, Vers. 1-10</text:span></text:a><text:bookmark-end text:name="__RefHeading___Toc2650_1522826305"/></text:h>
        <text:p text:style-name="P1"/>
        <text:p text:style-name="P3">Preste uma atenção especial aos dez primeiros versículos e mantenha-os totalmente separados em sua mente antes de ler o restante do capítulo.</text:p>
        <text:p text:style-name="P1"/>
        <text:p text:style-name="P1"><text:a xlink:type="simple" xlink:href="http://bibliaonline.com.br/acf/dt/27/1-10" text:style-name="Internet_20_link" text:visited-style-name="Visited_20_Internet_20_Link"><text:span text:style-name="T1">Dt 27:1-10</text:span></text:a><text:span text:style-name="T1"> Aqui lemos do povo de Deus, depois de 40 anos de vida no deserto, finalmente entrando na terra da promessa. Era certo que eles eram pecadores, e por isso precisavam de um altar de bronze e daquilo que este representava... a cruz de Cristo. A figura diante de nós é de pessoas aceitas por Deus. Nada restava senão levar a "oferta queimada" e a "oferta pacífica" a Deus. Não havia necessidade da "oferta pelo pecado". Tudo estava resolvido. Agora só era preciso adorar! Não é maravilhoso?</text:span></text:p>
        <text:p text:style-name="P1"/>
        <text:p text:style-name="P1"><text:a xlink:type="simple" xlink:href="http://bibliaonline.com.br/acf/dt/27/9" text:style-name="Internet_20_link" text:visited-style-name="Visited_20_Internet_20_Link"><text:span text:style-name="T1">Dt 27:9</text:span></text:a><text:span text:style-name="T1"> Que posição para estarmos nela!</text:span></text:p>
        <text:p text:style-name="P1"/>
        <text:p text:style-name="P1"><text:a xlink:type="simple" xlink:href="http://bibliaonline.com.br/acf/dt/27/8-10" text:style-name="Internet_20_link" text:visited-style-name="Visited_20_Internet_20_Link"><text:span text:style-name="T1">Dt 27:8 e 10</text:span></text:a><text:span text:style-name="T1"> Tudo o que precisavam fazer era obedecer a lei; deste modo, a fim de ajudá-los, os dez mandamentos foram escritos em tábuas de pedra (</text:span><text:a xlink:type="simple" xlink:href="http://bibliaonline.com.br/acf/ex/24/12" text:style-name="Internet_20_link" text:visited-style-name="Visited_20_Internet_20_Link"><text:span text:style-name="T1">Ex 24:12</text:span></text:a><text:span text:style-name="T1">).</text:span></text:p>
        <text:p text:style-name="P1"/>
        <text:p text:style-name="P3">Mas logo vem um contraste.</text:p>
        <text:p text:style-name="P1"/>
        <text:h text:style-name="P8" text:outline-level="2"><text:bookmark-start text:name="__RefHeading___Toc2652_1522826305"/>#308<text:bookmark-end text:name="__RefHeading___Toc2652_1522826305"/></text:h>
        <text:p text:style-name="P1"/>
        <text:p text:style-name="P3">É só quando estamos no caminho que conhecemos o Seu pensamento.</text:p>
        <text:p text:style-name="P1"/>
        <text:h text:style-name="P7" text:outline-level="2"><text:bookmark-start text:name="__RefHeading___Toc2654_1522826305"/><text:soft-page-break/><text:a xlink:type="simple" xlink:href="http://bibliaonline.com.br/acf/dt/27/11-26" text:style-name="Internet_20_link" text:visited-style-name="Visited_20_Internet_20_Link"><text:span text:style-name="T1">DEUTERONÔMIO 27, Vers. 11-26</text:span></text:a><text:bookmark-end text:name="__RefHeading___Toc2654_1522826305"/></text:h>
        <text:p text:style-name="P1"/>
        <text:p text:style-name="P1"><text:a xlink:type="simple" xlink:href="http://bibliaonline.com.br/acf/dt/27/11-13" text:style-name="Internet_20_link" text:visited-style-name="Visited_20_Internet_20_Link"><text:span text:style-name="T1">Dt 27:11-13</text:span></text:a><text:span text:style-name="T1"> Moisés indica dois grupos para ficarem nestas montanhas separadas que estavam logo dentro da terra prometida. Em Gerizim, para abençoar o povo (por obedecer) ...em Ebal, para pronunciar as maldições caso desobedecesse a lei. Você consegue encontrar as bênçãos? Nem uma só palavra.</text:span></text:p>
        <text:p text:style-name="P1"/>
        <text:p text:style-name="P2"><text:a xlink:type="simple" xlink:href="http://bibliaonline.com.br/acf/dt/27/14-26" text:style-name="Internet_20_link" text:visited-style-name="Visited_20_Internet_20_Link"><text:span text:style-name="T1">Dt 27:14-26</text:span></text:a><text:span text:style-name="T1"> Doze maldições. Repare no que todo o povo devia dizer depois de cada maldição que era anunciada! "Amém" significa "Eu concordo". Precisamos abrir em </text:span><text:a xlink:type="simple" xlink:href="http://bibliaonline.com.br/acf/gl/3/10" text:style-name="Internet_20_link" text:visited-style-name="Visited_20_Internet_20_Link"><text:span text:style-name="T1">Gl 3:10</text:span></text:a><text:span text:style-name="T1"> para encontrar a resposta para nosso "por que?" que Paulo menciona acerca deste capítulo. Não pode haver bênção vinda da lei, mesmo que Deus tenha mantido Sua promessa e introduzido eles nessa terra gloriosa (Leia </text:span><text:a xlink:type="simple" xlink:href="https://www.bibliaonline.com.br/acf/sl/106/21-24" text:style-name="Internet_20_link" text:visited-style-name="Visited_20_Internet_20_Link"><text:span text:style-name="T1">Sl 106:21-24</text:span></text:a><text:span text:style-name="T1">).</text:span></text:p>
        <text:p text:style-name="P1"/>
        <text:p text:style-name="P1"><text:span text:style-name="T1">Para resumir todo o nosso capítulo... os vers. </text:span><text:a xlink:type="simple" xlink:href="https://www.bibliaonline.com.br/acf/dt/27/1-10" text:style-name="Internet_20_link" text:visited-style-name="Visited_20_Internet_20_Link"><text:span text:style-name="T1">1-10</text:span></text:a><text:span text:style-name="T1"> nos apresentam o coração de um Deus gracioso, e os pensamentos de Deus para com Seu povo amado. Todavia os versículos </text:span><text:a xlink:type="simple" xlink:href="https://www.bibliaonline.com.br/acf/dt/27/11-26" text:style-name="Internet_20_link" text:visited-style-name="Visited_20_Internet_20_Link"><text:span text:style-name="T1">11-26</text:span></text:a><text:span text:style-name="T1"> nos mostram a condição atual desse povo... eles estavam no terreno da lei... suas bênçãos iriam depender de sua obediência! Daí o triste resultado do real estado de Israel diante de Deus. MAS por causa da graça e do amor de Deus, Ele enviou um Salvador, o qual levou a maldição para nós e nos introduziu na posição de completa bênção. Leia </text:span><text:a xlink:type="simple" xlink:href="http://bibliaonline.com.br/acf/rm/6/15" text:style-name="Internet_20_link" text:visited-style-name="Visited_20_Internet_20_Link"><text:span text:style-name="T1">Rm 6:15</text:span></text:a><text:span text:style-name="T1">.</text:span></text:p>
        <text:p text:style-name="P1"/>
        <text:h text:style-name="P8" text:outline-level="2"><text:bookmark-start text:name="__RefHeading___Toc2656_1522826305"/>#309<text:bookmark-end text:name="__RefHeading___Toc2656_1522826305"/></text:h>
        <text:p text:style-name="P1"/>
        <text:p text:style-name="P3">A verdadeira unidade é a unidade do Espírito, e deve ser gerada pela operação do Espírito.</text:p>
        <text:p text:style-name="P1"/>
        <text:h text:style-name="P7" text:outline-level="2"><text:bookmark-start text:name="__RefHeading___Toc2658_1522826305"/><text:a xlink:type="simple" xlink:href="http://bibliaonline.com.br/acf/dt/28" text:style-name="Internet_20_link" text:visited-style-name="Visited_20_Internet_20_Link"><text:span text:style-name="T1">DEUTERONÔMIO 28</text:span></text:a><text:bookmark-end text:name="__RefHeading___Toc2658_1522826305"/></text:h>
        <text:p text:style-name="P1"/>
        <text:p text:style-name="P1"><text:span text:style-name="T1">Os </text:span><text:a xlink:type="simple" xlink:href="https://www.bibliaonline.com.br/acf/dt/27" text:style-name="Internet_20_link" text:visited-style-name="Visited_20_Internet_20_Link"><text:span text:style-name="T1">capítulos 27</text:span></text:a><text:span text:style-name="T1"> e 28 parecem se contradizer, mas as Escritura nunca se contradiz. Portanto é importante vermos qual é a diferença. Sempre leia a Bíblia crendo nela, nunca duvidando de sua perfeição. O </text:span><text:a xlink:type="simple" xlink:href="https://www.bibliaonline.com.br/acf/dt/27" text:style-name="Internet_20_link" text:visited-style-name="Visited_20_Internet_20_Link"><text:span text:style-name="T1">capítulo 27</text:span></text:a><text:span text:style-name="T1"> é uma figura da humanidade pecadora, completa e totalmente arruinada, incapaz de obter bênçãos por seu comportamento. Sobre o homem paira uma maldição eterna (leia a última metade de </text:span><text:a xlink:type="simple" xlink:href="https://www.bibliaonline.com.br/acf/jo/3/36" text:style-name="Internet_20_link" text:visited-style-name="Visited_20_Internet_20_Link"><text:span text:style-name="T1">Jo 3:36</text:span></text:a><text:span text:style-name="T1">). Mas o </text:span><text:soft-page-break/><text:a xlink:type="simple" xlink:href="https://www.bibliaonline.com.br/acf/dt/28" text:style-name="Internet_20_link" text:visited-style-name="Visited_20_Internet_20_Link"><text:span text:style-name="T1">capítulo 28</text:span></text:a><text:span text:style-name="T1"> tem uma visão bem ampla da história toda da nação de Israel na terra. Fala primeiro, nos versículos </text:span><text:a xlink:type="simple" xlink:href="https://www.bibliaonline.com.br/acf/dt/28/1-14" text:style-name="Internet_20_link" text:visited-style-name="Visited_20_Internet_20_Link"><text:span text:style-name="T1">1 a 14</text:span></text:a><text:span text:style-name="T1"> das bênçãos para aqueles que obedecem. Lembre-se de que não se refere a um Judeu de hoje que aceite a Cristo como Salvador. Todo este capítulo não fala de indivíduos, mas de toda a nação de Israel no futuro (no milênio).</text:span></text:p>
        <text:p text:style-name="P1"/>
        <text:p text:style-name="P1"><text:a xlink:type="simple" xlink:href="http://bibliaonline.com.br/acf/dt/28/16-68" text:style-name="Internet_20_link" text:visited-style-name="Visited_20_Internet_20_Link"><text:span text:style-name="T1">Dt 28:16-68</text:span></text:a><text:span text:style-name="T1"> Repare que esta seção é mais que três vezes maior que a primeira. Leia o </text:span><text:a xlink:type="simple" xlink:href="https://www.bibliaonline.com.br/acf/dt/4/24" text:style-name="Internet_20_link" text:visited-style-name="Visited_20_Internet_20_Link"><text:span text:style-name="T1">capítulo 4:24</text:span></text:a><text:span text:style-name="T1"> e o </text:span><text:a xlink:type="simple" xlink:href="https://www.bibliaonline.com.br/acf/sl/9/17" text:style-name="Internet_20_link" text:visited-style-name="Visited_20_Internet_20_Link"><text:span text:style-name="T1">Sl 9:17</text:span></text:a><text:span text:style-name="T1">. Mas devemos também lembrar que é só pelo fato de que na cruz o Senhor Jesus sofreu as maldições mencionadas nestes 53 versículos, que qualquer bênção poderia ser derramada tanto sobre o Israelita como sobre um crente hoje. Todavia, precisamos também nos lembrar de que apesar de eles e nós recebermos estas bênçãos como uma dádiva, isso não nos dá a liberdade de fazermos nossa própria vontade. Se o crente obedece a Palavra de Deus, é feliz e irá crescer em sua alma.</text:span></text:p>
        <text:p text:style-name="P1"/>
        <text:h text:style-name="P8" text:outline-level="2"><text:bookmark-start text:name="__RefHeading___Toc2660_1522826305"/>#310<text:bookmark-end text:name="__RefHeading___Toc2660_1522826305"/></text:h>
        <text:p text:style-name="P1"/>
        <text:p text:style-name="P3">O uso que um Cristão faz das coisas do mundo que possui mostra onde está o seu coração.</text:p>
        <text:p text:style-name="P1"/>
        <text:h text:style-name="P7" text:outline-level="2"><text:bookmark-start text:name="__RefHeading___Toc2662_1522826305"/><text:a xlink:type="simple" xlink:href="http://bibliaonline.com.br/acf/dt/29/1-13" text:style-name="Internet_20_link" text:visited-style-name="Visited_20_Internet_20_Link"><text:span text:style-name="T1">DEUTERONÔMIO 29, Vers. 1-13</text:span></text:a><text:bookmark-end text:name="__RefHeading___Toc2662_1522826305"/></text:h>
        <text:p text:style-name="P1"/>
        <text:p text:style-name="P1"><text:span text:style-name="T1">Este capítulo é a última parte da segunda divisão principal deste livro. Ela começou com o capítulo 12. A primeira seção, </text:span><text:a xlink:type="simple" xlink:href="https://www.bibliaonline.com.br/acf/dt/12/1-11" text:style-name="Internet_20_link" text:visited-style-name="Visited_20_Internet_20_Link"><text:span text:style-name="T1">1-11</text:span></text:a><text:span text:style-name="T1">, foi "por que as pessoas deviam obedecer". Esta segunda seção é sobre "o que eles deviam obedecer". Possivelmente a maior ajuda para entender os </text:span><text:a xlink:type="simple" xlink:href="https://www.bibliaonline.com.br/acf/dt/27" text:style-name="Internet_20_link" text:visited-style-name="Visited_20_Internet_20_Link"><text:span text:style-name="T1">capítulos 27</text:span></text:a><text:span text:style-name="T1"> e 28 é ler o </text:span><text:a xlink:type="simple" xlink:href="https://www.bibliaonline.com.br/acf/dt/29/29" text:style-name="Internet_20_link" text:visited-style-name="Visited_20_Internet_20_Link"><text:span text:style-name="T1">versículo 29</text:span></text:a><text:span text:style-name="T1"> do capítulo de hoje, antes de ler o capítulo. Ele significa simplesmente isto... as coisas "reveladas" são o que Israel devia ter feito, mas não fez; as coisas "secretas" são o que Deus iria fazer apesar da desobediência e completo fracasso deles. Isto é o que é a misericórdia e a graça de Deus! Isto é o que é o evangelho! Isto é o que cada crente deveria entender!</text:span></text:p>
        <text:p text:style-name="P1"/>
        <text:p text:style-name="P1"><text:span text:style-name="T1">Agora Deus vai fazer outro concerto (acordo) com Israel em Moabe. Por que? Você se lembra de que eles havia rompido o primeiro concerto no Monte Sinai (ou Horebe) logo depois de terem atravessado o Mar Vermelho e entrado no deserto. Eles haviam se voltado à idolatria e adorado um bezerro de ouro. Naquela ocasião eles foram poupados </text:span><text:soft-page-break/><text:span text:style-name="T1">da completa destruição pela intercessão de Moisés. Aquilo deixou bem claro que eles haviam perdido o direito de entrar na terra. Se Deus os tivesse mantido naquele concerto feito no Sinai, Ele não poderia tê-los introduzido na terra depois de suas longas peregrinações no deserto. O que Ele irá fazer? Ele fará outro concerto com eles em Moabe! Portanto esta é uma das coisas "secretas" do </text:span><text:a xlink:type="simple" xlink:href="https://www.bibliaonline.com.br/acf/dt/29/29" text:style-name="Internet_20_link" text:visited-style-name="Visited_20_Internet_20_Link"><text:span text:style-name="T1">versículo 29</text:span></text:a><text:span text:style-name="T1">. Deste modo Ele pode introduzi-los na terra, pois neste acordo Ele introduz a Sua misericórdia! Que Deus!</text:span></text:p>
        <text:p text:style-name="P1"/>
        <text:p text:style-name="P1"><text:a xlink:type="simple" xlink:href="http://bibliaonline.com.br/acf/dt/29/1-13" text:style-name="Internet_20_link" text:visited-style-name="Visited_20_Internet_20_Link"><text:span text:style-name="T1">Dt 29:1-13</text:span></text:a><text:span text:style-name="T1"> Enquanto você estiver lendo estes versículos do concerto, irá notar que trata-se de um acordo muito gentil, nem todo lei, nem todo graça... mas ambos. Deus lembra o povo de Sua bondade desde que deixaram o Egito.</text:span></text:p>
        <text:p text:style-name="P1"/>
        <text:h text:style-name="P8" text:outline-level="2"><text:bookmark-start text:name="__RefHeading___Toc2664_1522826305"/>#311<text:bookmark-end text:name="__RefHeading___Toc2664_1522826305"/></text:h>
        <text:p text:style-name="P1"/>
        <text:p text:style-name="P3">Uma reunião, que não inclua todos os filhos de Deus em seus pensamentos está se privando da plenitude da graça.</text:p>
        <text:p text:style-name="P1"/>
        <text:p text:style-name="P1"><text:a xlink:type="simple" xlink:href="http://bibliaonline.com.br/acf/dt/29/14-15" text:style-name="Internet_20_link" text:visited-style-name="Visited_20_Internet_20_Link"><text:span text:style-name="T1">Dt 29:14-15</text:span></text:a><text:span text:style-name="T1"> Deus Se preocupa com outros tanto quanto com os que estavam ali. Leia </text:span><text:a xlink:type="simple" xlink:href="https://www.bibliaonline.com.br/acf/jo/10/16" text:style-name="Internet_20_link" text:visited-style-name="Visited_20_Internet_20_Link"><text:span text:style-name="T1">Jo 10:16</text:span></text:a><text:span text:style-name="T1"> e </text:span><text:a xlink:type="simple" xlink:href="https://www.bibliaonline.com.br/acf/ef/2/11-13,17" text:style-name="Internet_20_link" text:visited-style-name="Visited_20_Internet_20_Link"><text:span text:style-name="T1">Ef 2:11-13 e 17</text:span></text:a><text:span text:style-name="T1">, para o que pode estar sendo falado neste dois versículos.</text:span></text:p>
        <text:p text:style-name="P1"/>
        <text:p text:style-name="P1"><text:a xlink:type="simple" xlink:href="http://bibliaonline.com.br/acf/dt/29/16-21" text:style-name="Internet_20_link" text:visited-style-name="Visited_20_Internet_20_Link"><text:span text:style-name="T1">Dt 29:16-21</text:span></text:a><text:span text:style-name="T1"> Primeiro Moisés lhes recorda que tinham visto muitas coisas horríveis nas terras por onde haviam passado... adoração a ídolos misturada com todo tipo de impurezas. (A exposição ao mal embota nossa habilidade de discernir o bem e o mal, e logo ficamos como o homem dos versículos </text:span><text:a xlink:type="simple" xlink:href="https://www.bibliaonline.com.br/acf/dt/29/19-21" text:style-name="Internet_20_link" text:visited-style-name="Visited_20_Internet_20_Link"><text:span text:style-name="T1">19-21</text:span></text:a><text:span text:style-name="T1">. O Senhor nos assegura que ninguém sairá impune - Leia </text:span><text:a xlink:type="simple" xlink:href="https://www.bibliaonline.com.br/acf/hb/10/31" text:style-name="Internet_20_link" text:visited-style-name="Visited_20_Internet_20_Link"><text:span text:style-name="T1">Hb 10:31</text:span></text:a><text:span text:style-name="T1">).</text:span></text:p>
        <text:p text:style-name="P1"/>
        <text:p text:style-name="P1"><text:a xlink:type="simple" xlink:href="http://bibliaonline.com.br/acf/dt/29/22-28" text:style-name="Internet_20_link" text:visited-style-name="Visited_20_Internet_20_Link"><text:span text:style-name="T1">Dt 29:22-28</text:span></text:a><text:span text:style-name="T1"> Embora esses fossem avisos para Israel, hoje sabemos que devem servir de aviso para nós, conforme nos diz </text:span><text:a xlink:type="simple" xlink:href="https://www.bibliaonline.com.br/acf/rm/15/4" text:style-name="Internet_20_link" text:visited-style-name="Visited_20_Internet_20_Link"><text:span text:style-name="T1">Romanos 15:4</text:span></text:a><text:span text:style-name="T1">. Se Israel se tornasse infiel a Deus, (e eles foram assim) as pessoas no futuro, quando visitassem essa terra escolhida, perguntariam o que tinha acontecido. Eles veriam a terra cheia de enfermidades e em completa ruína, e iriam perguntar por que o Senhor teria feito isso.</text:span></text:p>
        <text:p text:style-name="P1"/>
        <text:p text:style-name="P1"><text:a xlink:type="simple" xlink:href="http://bibliaonline.com.br/acf/dt/29/25-28" text:style-name="Internet_20_link" text:visited-style-name="Visited_20_Internet_20_Link"><text:span text:style-name="T1">Dt 29:25-28</text:span></text:a><text:span text:style-name="T1"> Aqui está a resposta que iriam receber. Nós que somos verdadeiramente nascidos de novo, crentes no Senhor Jesus Cristo, precisamos dar uma olhada em nossa vida. Estamos vivendo para Cristo todos os dias? Estamos seguindo os Seus passos? </text:span><text:soft-page-break/><text:span text:style-name="T1">Quando um incrédulo olha para nós, ele ou ela vê um reflexo de Cristo? Estes versículos são um sério aviso a nós. Leia novamente estes quatro versículos. Este é o mesmo Senhor que está olhando para a sua e a minha vida a cada hora do dia.</text:span></text:p>
        <text:p text:style-name="P1"/>
        <text:h text:style-name="P8" text:outline-level="2"><text:bookmark-start text:name="__RefHeading___Toc2666_1522826305"/>#312<text:bookmark-end text:name="__RefHeading___Toc2666_1522826305"/></text:h>
        <text:p text:style-name="P1"/>
        <text:p text:style-name="P1"><text:span text:style-name="T1">Somos em Cristo um herdeiro de glória. </text:span><text:a xlink:type="simple" xlink:href="http://bibliaonline.com.br/acf/rm/8/17" text:style-name="Internet_20_link" text:visited-style-name="Visited_20_Internet_20_Link"><text:span text:style-name="T1">Rm 8:17</text:span></text:a></text:p>
        <text:p text:style-name="P1"><text:span text:style-name="T1">Cristo é em nós a esperança da glória. </text:span><text:a xlink:type="simple" xlink:href="http://bibliaonline.com.br/acf/cl/1/27" text:style-name="Internet_20_link" text:visited-style-name="Visited_20_Internet_20_Link"><text:span text:style-name="T1">Cl 1:27</text:span></text:a></text:p>
        <text:p text:style-name="P1"/>
        <text:h text:style-name="P7" text:outline-level="2"><text:bookmark-start text:name="__RefHeading___Toc2668_1522826305"/><text:a xlink:type="simple" xlink:href="http://bibliaonline.com.br/acf/dt/30" text:style-name="Internet_20_link" text:visited-style-name="Visited_20_Internet_20_Link"><text:span text:style-name="T1">DEUTERONÔMIO 30</text:span></text:a><text:bookmark-end text:name="__RefHeading___Toc2668_1522826305"/></text:h>
        <text:p text:style-name="P1"/>
        <text:p text:style-name="P3">Este capítulo inicia a terceira e última seção deste livro. Ele cobre o futuro de Israel após nós os crentes termos sido levados para a glória. Ontem lemos das "coisas secretas". Hoje leremos de algumas dessas coisas. Elas nos mostram o coração de Deus. Pois Israel havia perdido todo direito à bênção, tendo falhado em guardar a lei e Deus havia espalhado as tribos até os confins da terra. Todavia iremos ler da bênção futura de Israel.</text:p>
        <text:p text:style-name="P1"/>
        <text:p text:style-name="P1"><text:a xlink:type="simple" xlink:href="http://bibliaonline.com.br/acf/dt/30/4-9" text:style-name="Internet_20_link" text:visited-style-name="Visited_20_Internet_20_Link"><text:span text:style-name="T1">Dt 30:4-9</text:span></text:a><text:span text:style-name="T1"> Quão descritivos são estes versículos acerca de Israel (todas as 12 tribos) hoje! Pois o povo de Israel está disperso pela face da terra.</text:span></text:p>
        <text:p text:style-name="P1"/>
        <text:p text:style-name="P1"><text:a xlink:type="simple" xlink:href="http://bibliaonline.com.br/acf/dt/30/4-9" text:style-name="Internet_20_link" text:visited-style-name="Visited_20_Internet_20_Link"><text:span text:style-name="T1">Dt 30:4-9</text:span></text:a><text:span text:style-name="T1"> Você encontrará sete vezes dizendo o que Deus fará.</text:span></text:p>
        <text:p text:style-name="P1"/>
        <text:p text:style-name="P1"><text:a xlink:type="simple" xlink:href="http://bibliaonline.com.br/acf/dt/30/10" text:style-name="Internet_20_link" text:visited-style-name="Visited_20_Internet_20_Link"><text:span text:style-name="T1">Dt 30:10</text:span></text:a><text:span text:style-name="T1"> Refere-se àqueles que obedecem. Mas veja no </text:span><text:a xlink:type="simple" xlink:href="https://www.bibliaonline.com.br/acf/dt/30/6" text:style-name="Internet_20_link" text:visited-style-name="Visited_20_Internet_20_Link"><text:span text:style-name="T1">versículo 6</text:span></text:a><text:span text:style-name="T1"> o que Deus dará àqueles que crêem... um novo coração!</text:span></text:p>
        <text:p text:style-name="P1"/>
        <text:p text:style-name="P1"><text:a xlink:type="simple" xlink:href="http://bibliaonline.com.br/acf/dt/30/11-14" text:style-name="Internet_20_link" text:visited-style-name="Visited_20_Internet_20_Link"><text:span text:style-name="T1">Dt 30:11-14</text:span></text:a><text:span text:style-name="T1"> Eles não precisarão usar suas mãos ou seus pés para receber as bênçãos mencionadas nos versículos </text:span><text:a xlink:type="simple" xlink:href="https://www.bibliaonline.com.br/acf/dt/30/4-9" text:style-name="Internet_20_link" text:visited-style-name="Visited_20_Internet_20_Link"><text:span text:style-name="T1">4-9</text:span></text:a><text:span text:style-name="T1">. Mas eles usam o novo coração que irão receber! Paulo em </text:span><text:a xlink:type="simple" xlink:href="https://www.bibliaonline.com.br/acf/rm/10/5-13" text:style-name="Internet_20_link" text:visited-style-name="Visited_20_Internet_20_Link"><text:span text:style-name="T1">Rm 10:5-13</text:span></text:a><text:span text:style-name="T1"> usa quase as mesmas palavras de nosso capítulo, para descrever o Evangelho da graça de Deus em nossos dias! Isto ajuda a entender nosso capítulo.</text:span></text:p>
        <text:p text:style-name="P1"/>
        <text:p text:style-name="P1"><text:a xlink:type="simple" xlink:href="http://bibliaonline.com.br/acf/dt/30/15-20" text:style-name="Internet_20_link" text:visited-style-name="Visited_20_Internet_20_Link"><text:span text:style-name="T1">Dt 30:15-20</text:span></text:a><text:span text:style-name="T1"> Quão terno e amável o apelo feito a eles por Deus, para que recebam Suas bênçãos; mas ligado a uma advertência de que aqueles que recusassem este novo coração nunca entrariam na terra prometida, porém iriam morrer (</text:span><text:a xlink:type="simple" xlink:href="https://www.bibliaonline.com.br/acf/dt/30/18" text:style-name="Internet_20_link" text:visited-style-name="Visited_20_Internet_20_Link"><text:span text:style-name="T1">vers. 18</text:span></text:a><text:span text:style-name="T1">).</text:span></text:p>
        <text:p text:style-name="P1"><text:soft-page-break/></text:p>
        <text:h text:style-name="P8" text:outline-level="2"><text:bookmark-start text:name="__RefHeading___Toc2670_1522826305"/>#313<text:bookmark-end text:name="__RefHeading___Toc2670_1522826305"/></text:h>
        <text:p text:style-name="P1"/>
        <text:p text:style-name="P3">A heresia é, em princípio, a carne ocupando-se com a verdade; é dividir por partidos aqueles que deveriam ser um.</text:p>
        <text:p text:style-name="P1"/>
        <text:h text:style-name="P7" text:outline-level="2"><text:bookmark-start text:name="__RefHeading___Toc2672_1522826305"/><text:a xlink:type="simple" xlink:href="http://bibliaonline.com.br/acf/dt/31/1-13" text:style-name="Internet_20_link" text:visited-style-name="Visited_20_Internet_20_Link"><text:span text:style-name="T1">DEUTERONÔMIO 31, Vers. 1-13</text:span></text:a><text:bookmark-end text:name="__RefHeading___Toc2672_1522826305"/></text:h>
        <text:p text:style-name="P1"/>
        <text:p text:style-name="P1"><text:a xlink:type="simple" xlink:href="http://bibliaonline.com.br/acf/dt/31/1-6" text:style-name="Internet_20_link" text:visited-style-name="Visited_20_Internet_20_Link"><text:span text:style-name="T1">Dt 31:1-6</text:span></text:a><text:span text:style-name="T1"> Alguns de nós serão tocados pelas ternas palavras de Moisés neste último e amável apelo ao povo para que obedeçam e creiam no Senhor. Moisés amava o povo de Deus (leia </text:span><text:a xlink:type="simple" xlink:href="http://bibliaonline.com.br/acf/ex/32/31-32" text:style-name="Internet_20_link" text:visited-style-name="Visited_20_Internet_20_Link"><text:span text:style-name="T1">Êx 32:31-32</text:span></text:a><text:span text:style-name="T1">) e nunca se cansou de rogar a eles para que seguissem adiante pelo Senhor. Moisés e Paulo são semelhantes neste sentido. À medida que estes dois homens chegavam ao fim de suas vidas, escreveram, não sobre suas próprias vidas, mas para que outros seguissem ao Senhor. Repare que aqui no </text:span><text:a xlink:type="simple" xlink:href="https://www.bibliaonline.com.br/acf/dt/31/6" text:style-name="Internet_20_link" text:visited-style-name="Visited_20_Internet_20_Link"><text:span text:style-name="T1">vers. 6</text:span></text:a><text:span text:style-name="T1"> há sete coisas e Paulo em Atos </text:span><text:a xlink:type="simple" xlink:href="https://www.bibliaonline.com.br/acf/atos/20/28-35" text:style-name="Internet_20_link" text:visited-style-name="Visited_20_Internet_20_Link"><text:span text:style-name="T1">20:28-35</text:span></text:a><text:span text:style-name="T1"> roga sete vezes ou mais para que se apegassem a Deus e à Palavra de Sua graça.</text:span></text:p>
        <text:p text:style-name="P1"/>
        <text:p text:style-name="P1"><text:a xlink:type="simple" xlink:href="http://bibliaonline.com.br/acf/dt/31/7-8" text:style-name="Internet_20_link" text:visited-style-name="Visited_20_Internet_20_Link"><text:span text:style-name="T1">Dt 31:7-8</text:span></text:a><text:span text:style-name="T1"> É digno de nota que as palavras ditas a toda a congregação nos versículos acima são muito semelhantes àquelas agora faladas ao novo grande líder Josué. Por que? Porque aquilo que o mais humilde e menos importante membro do arraial de mais de 600.000 homens precisava era o mesmo daquele que tinha a maior responsabilidade... ficar assegurado da presença de Deus e do Seu poder.</text:span></text:p>
        <text:p text:style-name="P1"/>
        <text:p text:style-name="P1"><text:a xlink:type="simple" xlink:href="http://bibliaonline.com.br/acf/dt/31/9-13" text:style-name="Internet_20_link" text:visited-style-name="Visited_20_Internet_20_Link"><text:span text:style-name="T1">Dt 31:9-13</text:span></text:a><text:span text:style-name="T1"> Aprendemos que Deus dava muita importância a cada um ouvir a Palavra de Deus. Assim Moisés entregou as palavras aos sacerdotes, a TODOS os anciãos para que lessem para TODO Israel (</text:span><text:a xlink:type="simple" xlink:href="https://www.bibliaonline.com.br/acf/dt/31/11" text:style-name="Internet_20_link" text:visited-style-name="Visited_20_Internet_20_Link"><text:span text:style-name="T1">vers. 11</text:span></text:a><text:span text:style-name="T1">)... homens, mulheres, crianças e estrangeiros (</text:span><text:a xlink:type="simple" xlink:href="https://www.bibliaonline.com.br/acf/dt/31/12" text:style-name="Internet_20_link" text:visited-style-name="Visited_20_Internet_20_Link"><text:span text:style-name="T1">vers. 12</text:span></text:a><text:span text:style-name="T1">). Cada pessoa em particular devia ser colocada em contato direto com a Palavra de Deus.</text:span></text:p>
        <text:p text:style-name="P1"/>
        <text:h text:style-name="P8" text:outline-level="2"><text:bookmark-start text:name="__RefHeading___Toc2674_1522826305"/>#314<text:bookmark-end text:name="__RefHeading___Toc2674_1522826305"/></text:h>
        <text:p text:style-name="P1"/>
        <text:p text:style-name="P3">Uma consciência tocada somente por Deus, coloca Deus em Seu lugar e a nós mesmos em nosso lugar. A fé coloca Deus em Seu lugar, e coloca a mim em meu lugar.</text:p>
        <text:p text:style-name="P1"><text:soft-page-break/></text:p>
        <text:h text:style-name="P7" text:outline-level="2"><text:bookmark-start text:name="__RefHeading___Toc2676_1522826305"/><text:a xlink:type="simple" xlink:href="http://bibliaonline.com.br/acf/dt/31/14-30" text:style-name="Internet_20_link" text:visited-style-name="Visited_20_Internet_20_Link"><text:span text:style-name="T1">DEUTERONÔMIO 31, Vers. 14-30</text:span></text:a><text:bookmark-end text:name="__RefHeading___Toc2676_1522826305"/></text:h>
        <text:p text:style-name="P1"/>
        <text:p text:style-name="P1"><text:a xlink:type="simple" xlink:href="http://bibliaonline.com.br/acf/dt/31/14-15" text:style-name="Internet_20_link" text:visited-style-name="Visited_20_Internet_20_Link"><text:span text:style-name="T1">Dt 31:14-15</text:span></text:a><text:span text:style-name="T1"> Que experiência para aqueles dois homens foi se encontrarem com o Senhor no tabernáculo, mesmo tendo Ele Se escondido em uma nuvem! Você fala com o Senhor em intimidade? Ele está assim próximo de você, e anseia que estejamos conscientes da Sua presença. "O Senhor" (mencionado 19 vezes neste capítulo) falou diretamente a Moisés e disse-lhe que logo ele iria morrer. Estava para ocorrer uma mudança oficial na liderança do povo do Senhor em Sua presença no Tabernáculo (os únicos versículos nos quais o Tabernáculo é mencionado neste livro).</text:span></text:p>
        <text:p text:style-name="P1"/>
        <text:p text:style-name="P1"><text:a xlink:type="simple" xlink:href="http://bibliaonline.com.br/acf/dt/31/16-18" text:style-name="Internet_20_link" text:visited-style-name="Visited_20_Internet_20_Link"><text:span text:style-name="T1">Dt 31:16-18</text:span></text:a><text:span text:style-name="T1"> Moisés representava a lei, e ela não podia introduzir Israel na terra da promessa e do descanso. Portanto Moisés está para morrer. A Moisés é revelado que no futuro o povo iria se desviar do Senhor seguindo outros deuses! Depois de tudo o que o Senhor havia feito para eles desde os portões do Egito até esta terra. Repare que "Deus" (não "Senhor") é usado quando é previsto o castigo.</text:span></text:p>
        <text:p text:style-name="P1"/>
        <text:p text:style-name="P1"><text:a xlink:type="simple" xlink:href="http://bibliaonline.com.br/acf/dt/31/19-29" text:style-name="Internet_20_link" text:visited-style-name="Visited_20_Internet_20_Link"><text:span text:style-name="T1">Dt 31:19-29</text:span></text:a><text:span text:style-name="T1"> Moisés é instruído a escrever duas coisas... uma canção que ajudasse o povo a recordar que o que o Senhor lhes estava dizendo. A outra foi que escrevesse em um livro as palavras que Deus lhe estava dizendo (</text:span><text:a xlink:type="simple" xlink:href="https://www.bibliaonline.com.br/acf/dt/31/26" text:style-name="Internet_20_link" text:visited-style-name="Visited_20_Internet_20_Link"><text:span text:style-name="T1">vers. 26</text:span></text:a><text:span text:style-name="T1"> diz onde Moisés deveria colocar este livro).</text:span></text:p>
        <text:p text:style-name="P1"/>
        <text:p text:style-name="P1"><text:a xlink:type="simple" xlink:href="http://bibliaonline.com.br/acf/dt/31/23" text:style-name="Internet_20_link" text:visited-style-name="Visited_20_Internet_20_Link"><text:span text:style-name="T1">Dt 31:23</text:span></text:a><text:span text:style-name="T1"> Apesar de todas as advertências dos problemas que viriam (por causa da desobediência do povo) o Senhor encoraja Josué e promete estar com ele. (Ele faz o mesmo conosco - </text:span><text:a xlink:type="simple" xlink:href="http://bibliaonline.com.br/acf/hb/13/5" text:style-name="Internet_20_link" text:visited-style-name="Visited_20_Internet_20_Link"><text:span text:style-name="T1">Hb 13:5</text:span></text:a><text:span text:style-name="T1">).</text:span></text:p>
        <text:p text:style-name="P1"/>
        <text:h text:style-name="P8" text:outline-level="2"><text:bookmark-start text:name="__RefHeading___Toc2678_1522826305"/>#315<text:bookmark-end text:name="__RefHeading___Toc2678_1522826305"/></text:h>
        <text:p text:style-name="P1"/>
        <text:p text:style-name="P3">Onde Deus guia, Ele providencia.</text:p>
        <text:p text:style-name="P1"/>
        <text:h text:style-name="P7" text:outline-level="2"><text:bookmark-start text:name="__RefHeading___Toc2680_1522826305"/><text:a xlink:type="simple" xlink:href="http://bibliaonline.com.br/acf/dt/32" text:style-name="Internet_20_link" text:visited-style-name="Visited_20_Internet_20_Link"><text:span text:style-name="T1">DEUTERONÔMIO 32</text:span></text:a><text:bookmark-end text:name="__RefHeading___Toc2680_1522826305"/></text:h>
        <text:p text:style-name="P1"/>
        <text:p text:style-name="P3">Apesar do desejo de Moisés de entrar na terra, (Deus havia dito a ele que não entraria) <text:soft-page-break/>isto não o impede de falar as palavras desta maravilhosa canção.</text:p>
        <text:p text:style-name="P1"/>
        <text:p text:style-name="P1"><text:a xlink:type="simple" xlink:href="http://bibliaonline.com.br/acf/dt/32/1" text:style-name="Internet_20_link" text:visited-style-name="Visited_20_Internet_20_Link"><text:span text:style-name="T1">Dt 32:1</text:span></text:a><text:span text:style-name="T1"> Nos mostra quão importante era, pois na verdade as palavras saíram da boca de Deus, assim como acontece com cada palavra da Bíblia (como em Ez </text:span><text:a xlink:type="simple" xlink:href="http://bibliaonline.com.br/acf/ex/3/10" text:style-name="Internet_20_link" text:visited-style-name="Visited_20_Internet_20_Link"><text:span text:style-name="T1">3:10</text:span></text:a><text:span text:style-name="T1">, </text:span><text:a xlink:type="simple" xlink:href="http://bibliaonline.com.br/acf/is/6/8" text:style-name="Internet_20_link" text:visited-style-name="Visited_20_Internet_20_Link"><text:span text:style-name="T1">Is 6:8</text:span></text:a><text:span text:style-name="T1">, </text:span><text:a xlink:type="simple" xlink:href="http://bibliaonline.com.br/acf/jr/28/7" text:style-name="Internet_20_link" text:visited-style-name="Visited_20_Internet_20_Link"><text:span text:style-name="T1">Jr 28:7</text:span></text:a><text:span text:style-name="T1">). Toda a criação deve ouvir!</text:span></text:p>
        <text:p text:style-name="P1"/>
        <text:p text:style-name="P1"><text:a xlink:type="simple" xlink:href="http://bibliaonline.com.br/acf/dt/32/1-43" text:style-name="Internet_20_link" text:visited-style-name="Visited_20_Internet_20_Link"><text:span text:style-name="T1">Dt 32:1-43</text:span></text:a><text:span text:style-name="T1"> Se você tiver tempo para ler isto bem devagar (para mim levou 8 minutos) verá tanto a majestade, a graça e o amor de Deus de um lado, como você como um pecador rebelde e sem esperança do outro. Conte quantas vezes Moisés alterna entre palavras de como amável e bondoso Deus é (</text:span><text:a xlink:type="simple" xlink:href="https://www.bibliaonline.com.br/acf/dt/32/2-4" text:style-name="Internet_20_link" text:visited-style-name="Visited_20_Internet_20_Link"><text:span text:style-name="T1">vers. 2-4</text:span></text:a><text:span text:style-name="T1">) e de quão terrivelmente o povo (nós) agiu (5). Mas à medida que você for lendo, terá vislumbres do que Deus irá fazer no final (</text:span><text:a xlink:type="simple" xlink:href="https://www.bibliaonline.com.br/acf/dt/32/29,39,40,43" text:style-name="Internet_20_link" text:visited-style-name="Visited_20_Internet_20_Link"><text:span text:style-name="T1">29, 39, 40 e 43</text:span></text:a><text:span text:style-name="T1">). Repare a Sua graça, vingança e glória!</text:span></text:p>
        <text:p text:style-name="P1"/>
        <text:p text:style-name="P1"><text:a xlink:type="simple" xlink:href="http://bibliaonline.com.br/acf/dt/32/8" text:style-name="Internet_20_link" text:visited-style-name="Visited_20_Internet_20_Link"><text:span text:style-name="T1">Dt 32:8</text:span></text:a><text:span text:style-name="T1"> Interessante. Israel é distinguida entre todos os países do mundo.</text:span></text:p>
        <text:p text:style-name="P1"/>
        <text:p text:style-name="P1"><text:a xlink:type="simple" xlink:href="http://bibliaonline.com.br/acf/dt/32/44-47" text:style-name="Internet_20_link" text:visited-style-name="Visited_20_Internet_20_Link"><text:span text:style-name="T1">Dt 32:44-47</text:span></text:a><text:span text:style-name="T1"> Faça da Palavra de Deus o que Moisés fala aqui "Porque esta Palavra... é a vossa vida".</text:span></text:p>
        <text:p text:style-name="P1"/>
        <text:p text:style-name="P1"><text:a xlink:type="simple" xlink:href="http://bibliaonline.com.br/acf/dt/32/48-52" text:style-name="Internet_20_link" text:visited-style-name="Visited_20_Internet_20_Link"><text:span text:style-name="T1">Dt 32:48-52</text:span></text:a><text:span text:style-name="T1"> A despedida do fiel Moisés (</text:span><text:a xlink:type="simple" xlink:href="http://bibliaonline.com.br/acf/hb/3/2" text:style-name="Internet_20_link" text:visited-style-name="Visited_20_Internet_20_Link"><text:span text:style-name="T1">Hb 3:2</text:span></text:a><text:span text:style-name="T1">). Mas lembre-se de </text:span><text:a xlink:type="simple" xlink:href="https://www.bibliaonline.com.br/acf/gl/6/7" text:style-name="Internet_20_link" text:visited-style-name="Visited_20_Internet_20_Link"><text:span text:style-name="T1">Gl 6:7</text:span></text:a><text:span text:style-name="T1"> e veja que um ato de Moisés (</text:span><text:a xlink:type="simple" xlink:href="https://www.bibliaonline.com.br/acf/dt/32/51" text:style-name="Internet_20_link" text:visited-style-name="Visited_20_Internet_20_Link"><text:span text:style-name="T1">vers. 51</text:span></text:a><text:span text:style-name="T1">) custou-lhe muito.</text:span></text:p>
        <text:p text:style-name="P1"/>
        <text:p text:style-name="P1"><text:span text:style-name="T1">Há dois lados no modo de Deus tratar conosco que somos crentes, (1) em graça, (</text:span><text:a xlink:type="simple" xlink:href="http://bibliaonline.com.br/acf/2tm/2/13" text:style-name="Internet_20_link" text:visited-style-name="Visited_20_Internet_20_Link"><text:span text:style-name="T1">2Tm 2:13</text:span></text:a><text:span text:style-name="T1">) e (2) em governo (</text:span><text:a xlink:type="simple" xlink:href="http://bibliaonline.com.br/acf/gl/6/7" text:style-name="Internet_20_link" text:visited-style-name="Visited_20_Internet_20_Link"><text:span text:style-name="T1">Gl 6:7</text:span></text:a><text:span text:style-name="T1">). Se nos esquecemos da graça, nos tornamos descuidados, e se nos esquecemos do governo e falhamos, ficamos deprimidos.</text:span></text:p>
        <text:p text:style-name="P1"/>
        <text:h text:style-name="P8" text:outline-level="2"><text:bookmark-start text:name="__RefHeading___Toc2682_1522826305"/>#316<text:bookmark-end text:name="__RefHeading___Toc2682_1522826305"/></text:h>
        <text:p text:style-name="P1"/>
        <text:p text:style-name="P3">Fazer o que já sabemos em obediência é uma ótima maneira de conhecermos mais. </text:p>
        <text:p text:style-name="P1"/>
        <text:h text:style-name="P7" text:outline-level="2"><text:bookmark-start text:name="__RefHeading___Toc2684_1522826305"/><text:a xlink:type="simple" xlink:href="http://bibliaonline.com.br/acf/dt/33" text:style-name="Internet_20_link" text:visited-style-name="Visited_20_Internet_20_Link"><text:span text:style-name="T1">DEUTERONÔMIO 33</text:span></text:a><text:bookmark-end text:name="__RefHeading___Toc2684_1522826305"/></text:h>
        <text:p text:style-name="P1"/>
        <text:p text:style-name="P3">Deuteronômio sempre fala dos filhos de Israel como "quase" na terra da promessa. Hoje lemos das bênçãos que as diversas tribos iriam receber na terra.</text:p>
        <text:p text:style-name="P1"><text:soft-page-break/></text:p>
        <text:p text:style-name="P1"><text:a xlink:type="simple" xlink:href="http://bibliaonline.com.br/acf/dt/33/6" text:style-name="Internet_20_link" text:visited-style-name="Visited_20_Internet_20_Link"><text:span text:style-name="T1">Dt 33:6</text:span></text:a><text:span text:style-name="T1"> Rubem era o primogênito de Jacó. Mas ele perdeu seu direito à bênção da primogenitura por causa do seu pecado (</text:span><text:a xlink:type="simple" xlink:href="http://bibliaonline.com.br/acf/1cr/5/1-2" text:style-name="Internet_20_link" text:visited-style-name="Visited_20_Internet_20_Link"><text:span text:style-name="T1">1 Cr 5:1-2</text:span></text:a><text:span text:style-name="T1">) e por isso lemos muito pouco dele aqui.</text:span></text:p>
        <text:p text:style-name="P1"/>
        <text:p text:style-name="P1"><text:a xlink:type="simple" xlink:href="http://bibliaonline.com.br/acf/dt/33/7" text:style-name="Internet_20_link" text:visited-style-name="Visited_20_Internet_20_Link"><text:span text:style-name="T1">Dt 33:7</text:span></text:a><text:span text:style-name="T1"> Mas Judá, a tribo real, vem em seguida (apesar de não ter sido o segundo a nascer) porque nesta tribo haveria de nascer o Cristo. Cristo é o Segundo Homem. 1 Co </text:span><text:a xlink:type="simple" xlink:href="http://bibliaonline.com.br/acf/1co/15/47" text:style-name="Internet_20_link" text:visited-style-name="Visited_20_Internet_20_Link"><text:span text:style-name="T1">15:47</text:span></text:a><text:span text:style-name="T1">.</text:span></text:p>
        <text:p text:style-name="P1"/>
        <text:p text:style-name="P1"><text:a xlink:type="simple" xlink:href="http://bibliaonline.com.br/acf/dt/33/8-11" text:style-name="Internet_20_link" text:visited-style-name="Visited_20_Internet_20_Link"><text:span text:style-name="T1">Dt 33:8-11</text:span></text:a><text:span text:style-name="T1"> Outro filho favorecido - Levi. A tribo sacerdotal.</text:span></text:p>
        <text:p text:style-name="P1"/>
        <text:p text:style-name="P1"><text:a xlink:type="simple" xlink:href="http://bibliaonline.com.br/acf/dt/33/12" text:style-name="Internet_20_link" text:visited-style-name="Visited_20_Internet_20_Link"><text:span text:style-name="T1">Dt 33:12</text:span></text:a><text:span text:style-name="T1"> Benjamim é o próximo. Jerusalém, a cidade do grande Rei - Cristo - estava situada na tribo de Benjamim.</text:span></text:p>
        <text:p text:style-name="P1"/>
        <text:p text:style-name="P1"><text:a xlink:type="simple" xlink:href="http://bibliaonline.com.br/acf/dt/33/13-17" text:style-name="Internet_20_link" text:visited-style-name="Visited_20_Internet_20_Link"><text:span text:style-name="T1">Dt 33:13-17</text:span></text:a><text:span text:style-name="T1"> José, aquele que herdou as bênçãos de primogênito, e deste modo recebeu bênçãos duplas (2 tribos formadas de seus dois filhos), </text:span><text:a xlink:type="simple" xlink:href="http://bibliaonline.com.br/acf/1cr/5/1-2" text:style-name="Internet_20_link" text:visited-style-name="Visited_20_Internet_20_Link"><text:span text:style-name="T1">1 Cr 5:1-2</text:span></text:a><text:span text:style-name="T1">. Uma figura de Cristo que recebe também a dupla bênção - os Judeus e os Gentios.</text:span></text:p>
        <text:p text:style-name="P1"/>
        <text:p text:style-name="P1"><text:a xlink:type="simple" xlink:href="http://bibliaonline.com.br/acf/dt/33/18-25" text:style-name="Internet_20_link" text:visited-style-name="Visited_20_Internet_20_Link"><text:span text:style-name="T1">Dt 33:18-25</text:span></text:a><text:span text:style-name="T1"> O restante das tribos. Cada uma tem uma bênção.</text:span></text:p>
        <text:p text:style-name="P1"/>
        <text:p text:style-name="P1"><text:a xlink:type="simple" xlink:href="http://bibliaonline.com.br/acf/dt/33/26-29" text:style-name="Internet_20_link" text:visited-style-name="Visited_20_Internet_20_Link"><text:span text:style-name="T1">Dt 33:26-29</text:span></text:a><text:span text:style-name="T1"> Poucas palavras do Antigo Testamento se aproximam da grandeza destas palavras, quando Moisés descreve as maravilhas de Deus.</text:span></text:p>
        <text:p text:style-name="P1"/>
        <text:h text:style-name="P8" text:outline-level="2"><text:bookmark-start text:name="__RefHeading___Toc2686_1522826305"/>#317<text:bookmark-end text:name="__RefHeading___Toc2686_1522826305"/></text:h>
        <text:p text:style-name="P1"/>
        <text:p text:style-name="P3">A vontade de Deus e a nossa nova natureza são uma coisa só.</text:p>
        <text:p text:style-name="P1"/>
        <text:h text:style-name="P7" text:outline-level="2"><text:bookmark-start text:name="__RefHeading___Toc2688_1522826305"/><text:a xlink:type="simple" xlink:href="http://bibliaonline.com.br/acf/dt/34" text:style-name="Internet_20_link" text:visited-style-name="Visited_20_Internet_20_Link"><text:span text:style-name="T1">DEUTERONÔMIO 34</text:span></text:a><text:bookmark-end text:name="__RefHeading___Toc2688_1522826305"/></text:h>
        <text:p text:style-name="P1"/>
        <text:p text:style-name="P1"><text:a xlink:type="simple" xlink:href="http://bibliaonline.com.br/acf/dt/34/1-5" text:style-name="Internet_20_link" text:visited-style-name="Visited_20_Internet_20_Link"><text:span text:style-name="T1">Dt 34:1-5</text:span></text:a><text:span text:style-name="T1"> Um ato de desobediência fez com que Moisés perdesse a chance de entrar na terra da promessa com seu amado povo. Mas é isto o que Deus está nos mostrando neste livro de Deuteronômio. A obediência traz bênção, mas a graça de Deus é tão grande, que Ele eleva Moisés até o cume de uma montanha, e dá a Moisés uma visão </text:span><text:soft-page-break/><text:span text:style-name="T1">celestial da terra do ponto de vista de Deus! Podemos supor que todos os desapontamentos que Moisés possa ter tido por não entrar na terra tenham agora se dissipado enquanto ele acompanha o Deus que amou e serviu tão fielmente nesta maravilhosa vista da terra. Deus sempre dá algo melhor. Assim termina este magnífico livro de Deuteronômio. Que o próprio Deus possa abençoar você com sua leitura.</text:span></text:p>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7:47:50.179460522</dc:date>
    <meta:creation-date>2018-06-11T22:51:04.642681485</meta:creation-date>
    <meta:generator>LibreOffice/6.0.7.3$Linux_X86_64 LibreOffice_project/00m0$Build-3</meta:generator>
    <meta:editing-duration>PT28S</meta:editing-duration>
    <meta:editing-cycles>1</meta:editing-cycles>
    <meta:document-statistic meta:table-count="0" meta:image-count="0" meta:object-count="0" meta:page-count="33" meta:paragraph-count="298" meta:word-count="8874" meta:character-count="50411" meta:non-whitespace-character-count="41832"/>
  </office:meta>
</office:document-meta>
</file>